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2" svg:font-family="Arial" style:font-family-generic="roman" style:font-pitch="variable"/>
    <style:font-face style:name="Arial CE1" svg:font-family="'Arial C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 CE" svg:font-family="'Palatino Linotype CE'" style:font-family-generic="roman" style:font-pitch="variable"/>
    <style:font-face style:name="Arial1" svg:font-family="Arial" style:font-family-generic="swiss" style:font-pitch="variable"/>
    <style:font-face style:name="Arial CE" svg:font-family="'Arial CE'"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CE2" svg:font-family="'Arial C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paragraph-properties>
        <style:tab-stops/>
      </style:paragraph-properties>
      <style:text-properties fo:color="#808080" loext:opacity="100%" fo:font-size="8pt" officeooo:paragraph-rsid="01c8fd77" style:font-size-asian="8pt" style:font-size-complex="8pt"/>
    </style:style>
    <style:style style:name="P2" style:family="paragraph" style:parent-style-name="Heading_20_2">
      <style:paragraph-properties>
        <style:tab-stops/>
      </style:paragraph-properties>
      <style:text-properties fo:font-variant="normal" fo:text-transform="none" fo:color="#2e74b5" loext:opacity="100%" style:font-name="Arial1" fo:font-size="14pt" fo:letter-spacing="normal" style:rfc-language-tag="sr-Latn-RS" fo:language="sr" fo:script="Latn" fo:country="RS" fo:font-style="normal" style:text-underline-style="none" fo:font-weight="bold" officeooo:rsid="00089a07" officeooo:paragraph-rsid="013b253d" fo:background-color="transparent" style:font-name-asian="NSimSun" style:font-size-asian="14pt" style:font-weight-asian="bold" style:font-name-complex="Arial" style:font-size-complex="14pt" style:font-weight-complex="bold"/>
    </style:style>
    <style:style style:name="P3" style:family="paragraph" style:parent-style-name="Heading_20_2">
      <style:paragraph-properties>
        <style:tab-stops/>
      </style:paragraph-properties>
      <style:text-properties fo:font-variant="normal" fo:text-transform="none" fo:color="#2e74b5" loext:opacity="100%" style:font-name="Arial1" fo:font-size="14pt" fo:letter-spacing="normal" style:rfc-language-tag="sr-Latn-RS" fo:language="sr" fo:script="Latn" fo:country="RS" fo:font-style="normal" style:text-underline-style="none" fo:font-weight="bold" officeooo:rsid="00089a07" officeooo:paragraph-rsid="010531f6" fo:background-color="transparent" style:font-name-asian="NSimSun" style:font-size-asian="14pt" style:font-weight-asian="bold" style:font-name-complex="Arial" style:font-size-complex="14pt" style:font-weight-complex="bold"/>
    </style:style>
    <style:style style:name="P4" style:family="paragraph" style:parent-style-name="Heading_20_2">
      <style:paragraph-properties fo:text-align="end" style:justify-single-word="false">
        <style:tab-stops/>
      </style:paragraph-properties>
      <style:text-properties style:font-name="Arial1" fo:font-size="14pt" fo:font-weight="normal" officeooo:rsid="013b253d" officeooo:paragraph-rsid="013b253d" fo:background-color="transparent" style:font-size-asian="14pt" style:font-weight-asian="normal" style:font-size-complex="14pt" style:font-weight-complex="normal"/>
    </style:style>
    <style:style style:name="P5" style:family="paragraph" style:parent-style-name="Heading_20_2">
      <style:paragraph-properties fo:margin-top="0.252cm" fo:margin-bottom="0.111cm" style:contextual-spacing="false" fo:line-height="100%">
        <style:tab-stops/>
      </style:paragraph-properties>
      <style:text-properties fo:font-variant="normal" fo:text-transform="none" fo:color="#2e74b5" loext:opacity="100%" style:text-outline="false" style:text-line-through-style="none" style:text-line-through-type="none" style:font-name="Arial1" fo:font-size="14pt" fo:letter-spacing="normal" style:rfc-language-tag="sr-Latn-RS" fo:language="sr" fo:script="Latn" fo:country="RS" fo:font-style="normal" fo:text-shadow="none" style:text-underline-style="none" fo:font-weight="bold" officeooo:rsid="00089a07" officeooo:paragraph-rsid="021c93a2" fo:background-color="transparent"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P6" style:family="paragraph" style:parent-style-name="Heading_20_2">
      <style:paragraph-properties fo:margin-left="0cm" fo:margin-right="0cm" fo:margin-top="0.252cm" fo:margin-bottom="0.111cm" style:contextual-spacing="false" fo:line-height="100%" fo:text-indent="0cm" style:auto-text-indent="false">
        <style:tab-stops/>
      </style:paragraph-properties>
      <style:text-properties fo:font-variant="normal" fo:text-transform="none" fo:color="#2e74b5" loext:opacity="100%" style:text-outline="false" style:text-line-through-style="none" style:text-line-through-type="none" style:font-name="Arial1" fo:font-size="14pt" fo:letter-spacing="normal" style:rfc-language-tag="sr-Latn-RS" fo:language="sr" fo:script="Latn" fo:country="RS" fo:font-style="normal" fo:text-shadow="none" style:text-underline-style="none" fo:font-weight="bold" officeooo:rsid="00089a07" officeooo:paragraph-rsid="021c93a2" fo:background-color="transparent"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P7" style:family="paragraph" style:parent-style-name="Heading_20_2">
      <style:paragraph-properties fo:margin-left="0cm" fo:margin-right="0cm" fo:margin-top="0.252cm" fo:margin-bottom="0.111cm" style:contextual-spacing="false" fo:line-height="100%" fo:text-indent="0cm" style:auto-text-indent="false">
        <style:tab-stops/>
      </style:paragraph-properties>
      <style:text-properties fo:font-variant="normal" fo:text-transform="none" fo:color="#2e74b5" loext:opacity="100%" style:text-outline="false" style:text-line-through-style="none" style:text-line-through-type="none" style:font-name="Arial1" fo:font-size="14pt" fo:letter-spacing="normal" style:rfc-language-tag="sr-Latn-RS" fo:language="sr" fo:script="Latn" fo:country="RS" fo:font-style="normal" fo:text-shadow="none" style:text-underline-style="none" fo:font-weight="bold" officeooo:rsid="00089a07" officeooo:paragraph-rsid="013d03b2" fo:background-color="transparent"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P8" style:family="paragraph" style:parent-style-name="Heading_20_2">
      <style:paragraph-properties fo:margin-left="0cm" fo:margin-right="0cm" fo:line-height="100%" fo:text-indent="0cm" style:auto-text-indent="false">
        <style:tab-stops/>
      </style:paragraph-properties>
      <style:text-properties fo:font-variant="normal" fo:text-transform="none" fo:color="#2e74b5" loext:opacity="100%" style:text-outline="false" style:text-line-through-style="none" style:text-line-through-type="none" style:font-name="Arial1" fo:font-size="14pt" fo:letter-spacing="normal" style:rfc-language-tag="sr-Latn-RS" fo:language="sr" fo:script="Latn" fo:country="RS" fo:font-style="normal" fo:text-shadow="none" style:text-underline-style="none" fo:font-weight="bold" officeooo:rsid="00089a07" officeooo:paragraph-rsid="021c93a2" fo:background-color="transparent"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P9" style:family="paragraph" style:parent-style-name="Heading_20_2">
      <style:paragraph-properties fo:margin-left="0cm" fo:margin-right="0cm" fo:line-height="100%" fo:text-indent="0cm" style:auto-text-indent="false">
        <style:tab-stops/>
      </style:paragraph-properties>
      <style:text-properties fo:font-variant="normal" fo:text-transform="none" fo:color="#2e74b5" loext:opacity="100%" style:text-outline="false" style:text-line-through-style="none" style:text-line-through-type="none" style:font-name="Arial1" fo:font-size="14pt" fo:letter-spacing="normal" style:rfc-language-tag="sr-Latn-RS" fo:language="sr" fo:script="Latn" fo:country="RS" fo:font-style="normal" fo:text-shadow="none" style:text-underline-style="none" fo:font-weight="bold" officeooo:rsid="00089a07" officeooo:paragraph-rsid="013b253d" fo:background-color="transparent"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P10" style:family="paragraph" style:parent-style-name="Standard">
      <style:paragraph-properties>
        <style:tab-stops/>
      </style:paragraph-properties>
      <style:text-properties fo:font-variant="normal" fo:text-transform="none" fo:color="#222222" loext:opacity="100%" style:text-outline="false" style:text-line-through-style="none" style:text-line-through-type="none" style:font-name="Arial1" fo:font-size="11pt" fo:letter-spacing="normal" style:rfc-language-tag="sr-Latn-RS" fo:language="sr" fo:script="Latn" fo:country="RS" fo:font-style="normal" fo:text-shadow="none" style:text-underline-style="none" fo:font-weight="bold" officeooo:rsid="022ad11e" officeooo:paragraph-rsid="022ad11e" fo:background-color="transparent" style:font-name-asian="NSimSun" style:font-size-asian="11pt" style:font-style-asian="normal" style:font-weight-asian="bold" style:font-name-complex="Arial CE2" style:font-size-complex="11pt" style:font-style-complex="normal" style:font-weight-complex="bold" style:text-overline-style="none" style:text-overline-color="font-color"/>
    </style:style>
    <style:style style:name="P11" style:family="paragraph" style:parent-style-name="Standard">
      <style:paragraph-properties fo:margin-left="0cm" fo:margin-right="0cm" fo:line-height="107%" fo:text-align="justify" style:justify-single-word="false" fo:text-indent="0cm" style:auto-text-indent="false" style:writing-mode="lr-tb"/>
      <style:text-properties officeooo:paragraph-rsid="0253c911"/>
    </style:style>
    <style:style style:name="P12" style:family="paragraph" style:parent-style-name="Standard">
      <style:paragraph-properties fo:margin-left="0cm" fo:margin-right="0cm" fo:line-height="107%" fo:text-align="justify" style:justify-single-word="false" fo:text-indent="0cm" style:auto-text-indent="false" style:writing-mode="lr-tb"/>
      <style:text-properties officeooo:paragraph-rsid="026e2483"/>
    </style:style>
    <style:style style:name="P13" style:family="paragraph" style:parent-style-name="Standard">
      <style:paragraph-properties fo:margin-left="0cm" fo:margin-right="0cm" fo:line-height="107%" fo:text-align="justify" style:justify-single-word="false" fo:text-indent="0cm" style:auto-text-indent="false" style:writing-mode="lr-tb"/>
      <style:text-properties officeooo:paragraph-rsid="026ffdbc"/>
    </style:style>
    <style:style style:name="P14"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1pt" style:rfc-language-tag="sr-Latn-RS" fo:language="sr" fo:script="Latn" fo:country="RS" fo:font-style="normal" officeooo:rsid="0256e840" officeooo:paragraph-rsid="0256e840" style:font-size-asian="11pt" style:font-style-asian="normal" style:font-size-complex="11pt" style:font-style-complex="normal"/>
    </style:style>
    <style:style style:name="P15"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1pt" fo:font-style="normal" style:font-size-asian="11pt" style:font-style-asian="normal" style:font-size-complex="11pt" style:font-style-complex="normal"/>
    </style:style>
    <style:style style:name="P16"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1pt" fo:font-style="normal" officeooo:paragraph-rsid="0230ce62" style:font-size-asian="11pt" style:font-style-asian="normal" style:font-size-complex="11pt" style:font-style-complex="normal"/>
    </style:style>
    <style:style style:name="P17" style:family="paragraph" style:parent-style-name="Standard">
      <style:paragraph-properties fo:margin-left="0cm" fo:margin-right="0cm" fo:line-height="107%" fo:text-align="justify" style:justify-single-word="false" fo:text-indent="0cm" style:auto-text-indent="false" style:writing-mode="lr-tb"/>
      <style:text-properties style:font-name="Arial1" fo:font-size="11pt" fo:font-style="normal" officeooo:paragraph-rsid="02619f1b" style:font-size-asian="11pt" style:font-style-asian="normal" style:font-size-complex="11pt" style:font-style-complex="normal"/>
    </style:style>
    <style:style style:name="P18" style:family="paragraph" style:parent-style-name="Standard">
      <style:paragraph-properties fo:margin-left="0cm" fo:margin-right="0cm" fo:line-height="107%" fo:text-align="justify" style:justify-single-word="false" fo:text-indent="0cm" style:auto-text-indent="false" style:writing-mode="lr-tb"/>
      <style:text-properties fo:font-size="11pt" fo:font-style="normal" style:font-size-asian="11pt" style:font-style-asian="normal" style:font-size-complex="11pt" style:font-style-complex="normal"/>
    </style:style>
    <style:style style:name="P19" style:family="paragraph" style:parent-style-name="Standard">
      <style:paragraph-properties fo:margin-left="0cm" fo:margin-right="0cm" fo:line-height="107%" fo:text-align="justify" style:justify-single-word="false" fo:text-indent="0cm" style:auto-text-indent="false" style:writing-mode="lr-tb"/>
      <style:text-properties fo:font-size="11pt" fo:font-style="normal" officeooo:paragraph-rsid="022c7854" style:font-size-asian="11pt" style:font-style-asian="normal" style:font-size-complex="11pt" style:font-style-complex="normal"/>
    </style:style>
    <style:style style:name="P20" style:family="paragraph" style:parent-style-name="Standard">
      <style:paragraph-properties fo:margin-left="0cm" fo:margin-right="0cm" fo:line-height="107%" fo:text-align="justify" style:justify-single-word="false" fo:text-indent="0cm" style:auto-text-indent="false" style:writing-mode="lr-tb"/>
      <style:text-properties fo:font-style="normal" style:font-style-asian="normal" style:font-style-complex="normal"/>
    </style:style>
    <style:style style:name="P2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style>
    <style:style style:name="P2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2f04c7"/>
    </style:style>
    <style:style style:name="P2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47e768"/>
    </style:style>
    <style:style style:name="P2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4c2b74"/>
    </style:style>
    <style:style style:name="P2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4cc9ce"/>
    </style:style>
    <style:style style:name="P2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16d05"/>
    </style:style>
    <style:style style:name="P2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3a652"/>
    </style:style>
    <style:style style:name="P28"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46a06"/>
    </style:style>
    <style:style style:name="P29"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8d7e0"/>
    </style:style>
    <style:style style:name="P30"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9a459"/>
    </style:style>
    <style:style style:name="P3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b7868"/>
    </style:style>
    <style:style style:name="P3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d9a8e"/>
    </style:style>
    <style:style style:name="P3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e4de2"/>
    </style:style>
    <style:style style:name="P3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5f6134"/>
    </style:style>
    <style:style style:name="P3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6b5284"/>
    </style:style>
    <style:style style:name="P3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officeooo:paragraph-rsid="02719384"/>
    </style:style>
    <style:style style:name="P3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rfc-language-tag="sr-Latn-RS" fo:language="sr" fo:script="Latn" fo:country="RS" fo:font-style="normal" officeooo:rsid="022ad11e" officeooo:paragraph-rsid="022c6c39" style:font-size-asian="11pt" style:font-style-asian="normal" style:font-size-complex="11pt" style:font-style-complex="normal"/>
    </style:style>
    <style:style style:name="P38"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rfc-language-tag="sr-Latn-RS" fo:language="sr" fo:script="Latn" fo:country="RS" fo:font-style="normal" officeooo:rsid="022ad11e" officeooo:paragraph-rsid="022c7854" style:font-size-asian="11pt" style:font-style-asian="normal" style:font-size-complex="11pt" style:font-style-complex="normal"/>
    </style:style>
    <style:style style:name="P39"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rfc-language-tag="sr-Latn-RS" fo:language="sr" fo:script="Latn" fo:country="RS" fo:font-style="normal" style:font-size-asian="11pt" style:font-style-asian="normal" style:font-size-complex="11pt" style:font-style-complex="normal"/>
    </style:style>
    <style:style style:name="P40"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rfc-language-tag="sr-Latn-RS" fo:language="sr" fo:script="Latn" fo:country="RS" fo:font-style="normal" officeooo:rsid="024fdaf7" officeooo:paragraph-rsid="024fdaf7" style:font-size-asian="11pt" style:font-style-asian="normal" style:font-size-complex="11pt" style:font-style-complex="normal"/>
    </style:style>
    <style:style style:name="P4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rfc-language-tag="sr-Latn-RS" fo:language="sr" fo:script="Latn" fo:country="RS" fo:font-style="normal" officeooo:rsid="02546a06" officeooo:paragraph-rsid="02546a06" style:font-size-asian="11pt" style:font-style-asian="normal" style:font-size-complex="11pt" style:font-style-complex="normal"/>
    </style:style>
    <style:style style:name="P4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style:font-size-asian="11pt" style:font-size-complex="11pt"/>
    </style:style>
    <style:style style:name="P4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officeooo:paragraph-rsid="0266dc5e" style:font-size-asian="11pt" style:font-size-complex="11pt"/>
    </style:style>
    <style:style style:name="P4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fo:font-weight="normal" officeooo:paragraph-rsid="022c7854"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style:font-size-asian="11pt" style:font-style-asian="normal" style:font-size-complex="11pt" style:font-style-complex="normal"/>
    </style:style>
    <style:style style:name="P4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398ef4" style:font-size-asian="11pt" style:font-style-asian="normal" style:font-size-complex="11pt" style:font-style-complex="normal"/>
    </style:style>
    <style:style style:name="P4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47e768" style:font-size-asian="11pt" style:font-style-asian="normal" style:font-size-complex="11pt" style:font-style-complex="normal"/>
    </style:style>
    <style:style style:name="P48"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5f6134" style:font-size-asian="11pt" style:font-style-asian="normal" style:font-size-complex="11pt" style:font-style-complex="normal"/>
    </style:style>
    <style:style style:name="P49"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66dc5e" style:font-size-asian="11pt" style:font-style-asian="normal" style:font-size-complex="11pt" style:font-style-complex="normal"/>
    </style:style>
    <style:style style:name="P50"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68dfcf" style:font-size-asian="11pt" style:font-style-asian="normal" style:font-size-complex="11pt" style:font-style-complex="normal"/>
    </style:style>
    <style:style style:name="P5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6a90a8" style:font-size-asian="11pt" style:font-style-asian="normal" style:font-size-complex="11pt" style:font-style-complex="normal"/>
    </style:style>
    <style:style style:name="P5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fo:font-weight="bold" style:font-size-asian="11pt" style:font-style-asian="normal" style:font-weight-asian="bold" style:font-size-complex="11pt" style:font-style-complex="normal" style:font-weight-complex="bold"/>
    </style:style>
    <style:style style:name="P5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P5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fo:background-color="transparent" style:font-size-asian="11pt" style:font-style-asian="normal" style:font-size-complex="11pt" style:font-style-complex="normal"/>
    </style:style>
    <style:style style:name="P5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fo:background-color="#ffff00" style:font-size-asian="11pt" style:font-style-asian="normal" style:font-size-complex="11pt" style:font-style-complex="normal"/>
    </style:style>
    <style:style style:name="P5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5e4de2" fo:background-color="#ffff00" style:font-size-asian="11pt" style:font-style-asian="normal" style:font-size-complex="11pt" style:font-style-complex="normal"/>
    </style:style>
    <style:style style:name="P5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style:font-name="Arial1" fo:font-size="11pt" fo:font-style="normal" officeooo:paragraph-rsid="025f6134" fo:background-color="#ffff00" style:font-size-asian="11pt" style:font-style-asian="normal" style:font-size-complex="11pt" style:font-style-complex="normal"/>
    </style:style>
    <style:style style:name="P58"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style:rfc-language-tag="sr-Latn-RS" fo:language="sr" fo:script="Latn" fo:country="RS" fo:font-style="normal" style:font-size-asian="11pt" style:font-style-asian="normal" style:font-size-complex="11pt" style:font-style-complex="normal"/>
    </style:style>
    <style:style style:name="P59"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style:rfc-language-tag="sr-Latn-RS" fo:language="sr" fo:script="Latn" fo:country="RS" fo:font-style="normal" fo:font-weight="normal" officeooo:rsid="022c6c39" officeooo:paragraph-rsid="022c6c39"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fo:font-style="normal" fo:font-weight="normal" officeooo:paragraph-rsid="022ad11e"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fo:font-style="normal" fo:font-weight="normal" officeooo:rsid="022f04c7" officeooo:paragraph-rsid="022f04c7"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fo:font-style="normal" style:font-size-asian="11pt" style:font-style-asian="normal" style:font-size-complex="11pt" style:font-style-complex="normal"/>
    </style:style>
    <style:style style:name="P6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ize="11pt" fo:font-style="normal" officeooo:paragraph-rsid="022c7854" style:font-size-asian="11pt" style:font-style-asian="normal" style:font-size-complex="11pt" style:font-style-complex="normal"/>
    </style:style>
    <style:style style:name="P6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style:font-style-asian="normal" style:font-style-complex="normal"/>
    </style:style>
    <style:style style:name="P6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2f69c0" style:font-style-asian="normal" style:font-style-complex="normal"/>
    </style:style>
    <style:style style:name="P6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0ce62" style:font-style-asian="normal" style:font-style-complex="normal"/>
    </style:style>
    <style:style style:name="P6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2508b" style:font-style-asian="normal" style:font-style-complex="normal"/>
    </style:style>
    <style:style style:name="P68"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4a3f78" style:font-style-asian="normal" style:font-style-complex="normal"/>
    </style:style>
    <style:style style:name="P69"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5dd4d" style:font-style-asian="normal" style:font-style-complex="normal"/>
    </style:style>
    <style:style style:name="P70"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7a946" style:font-style-asian="normal" style:font-style-complex="normal"/>
    </style:style>
    <style:style style:name="P71"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98ef4" style:font-style-asian="normal" style:font-style-complex="normal"/>
    </style:style>
    <style:style style:name="P72"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c254c" style:font-style-asian="normal" style:font-style-complex="normal"/>
    </style:style>
    <style:style style:name="P73"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3c6d94" style:font-style-asian="normal" style:font-style-complex="normal"/>
    </style:style>
    <style:style style:name="P74"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40c572" style:font-style-asian="normal" style:font-style-complex="normal"/>
    </style:style>
    <style:style style:name="P75"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42017f" style:font-style-asian="normal" style:font-style-complex="normal"/>
    </style:style>
    <style:style style:name="P76"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officeooo:paragraph-rsid="02420e88" style:font-style-asian="normal" style:font-style-complex="normal"/>
    </style:style>
    <style:style style:name="P77" style:family="paragraph" style:parent-style-name="Standard">
      <style:paragraph-properties fo:margin-left="0cm" fo:margin-right="0cm" fo:margin-top="0cm" fo:margin-bottom="0.141cm" style:contextual-spacing="false" fo:line-height="107%" fo:text-align="justify" style:justify-single-word="false" fo:text-indent="0cm" style:auto-text-indent="false" style:writing-mode="lr-tb"/>
      <style:text-properties fo:font-style="normal" fo:font-weight="normal" officeooo:paragraph-rsid="022f69c0" style:font-style-asian="normal" style:font-weight-asian="normal" style:font-style-complex="normal" style:font-weight-complex="normal"/>
    </style:style>
    <style:style style:name="P78"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officeooo:paragraph-rsid="02526835"/>
    </style:style>
    <style:style style:name="P79"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officeooo:paragraph-rsid="02719384"/>
    </style:style>
    <style:style style:name="P80"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officeooo:paragraph-rsid="02776aae"/>
    </style:style>
    <style:style style:name="P81"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style:font-name="Arial1" fo:font-size="11pt" fo:font-style="normal" style:font-size-asian="11pt" style:font-style-asian="normal" style:font-size-complex="11pt" style:font-style-complex="normal"/>
    </style:style>
    <style:style style:name="P82"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style:font-name="Arial1" fo:font-size="11pt" fo:font-style="normal" officeooo:paragraph-rsid="0278515c" style:font-size-asian="11pt" style:font-style-asian="normal" style:font-size-complex="11pt" style:font-style-complex="normal"/>
    </style:style>
    <style:style style:name="P83" style:family="paragraph" style:parent-style-name="Standard">
      <style:paragraph-properties fo:margin-left="0cm" fo:margin-right="0cm" fo:margin-top="0cm" fo:margin-bottom="0.041cm" style:contextual-spacing="false" fo:line-height="107%" fo:text-align="justify" style:justify-single-word="false" fo:text-indent="0cm" style:auto-text-indent="false" style:writing-mode="lr-tb"/>
      <style:text-properties officeooo:rsid="02719384" officeooo:paragraph-rsid="02719384"/>
    </style:style>
    <style:style style:name="P84" style:family="paragraph" style:parent-style-name="Standard">
      <style:paragraph-properties fo:break-before="page">
        <style:tab-stops/>
      </style:paragraph-properties>
      <style:text-properties fo:font-variant="normal" fo:text-transform="none" fo:color="#222222" loext:opacity="100%" style:font-name="Arial1" fo:font-size="11pt" fo:letter-spacing="normal" style:rfc-language-tag="sr-Latn-RS" fo:language="sr" fo:script="Latn" fo:country="RS" fo:font-style="normal" style:text-underline-style="none" fo:font-weight="bold" officeooo:rsid="022ad11e" officeooo:paragraph-rsid="022ad11e" fo:background-color="transparent" style:font-name-asian="NSimSun" style:font-size-asian="11pt" style:font-style-asian="normal" style:font-weight-asian="bold" style:font-name-complex="Arial CE2" style:font-size-complex="11pt" style:font-style-complex="normal" style:font-weight-complex="bold"/>
    </style:style>
    <style:style style:name="P85" style:family="paragraph" style:parent-style-name="Text_20_body">
      <style:paragraph-properties>
        <style:tab-stops/>
      </style:paragraph-properties>
      <style:text-properties fo:font-variant="normal" fo:text-transform="none" fo:color="#2e74b5" loext:opacity="100%" style:font-name="Arial1" fo:font-size="14pt" fo:letter-spacing="normal" style:rfc-language-tag="sr-Latn-RS" fo:language="sr" fo:script="Latn" fo:country="RS" fo:font-style="normal" style:text-underline-style="none" fo:font-weight="bold" officeooo:rsid="00089a07" officeooo:paragraph-rsid="0146e436" fo:background-color="transparent" style:font-name-asian="NSimSun" style:font-size-asian="14pt" style:font-weight-asian="bold" style:font-name-complex="Arial" style:font-size-complex="14pt" style:font-weight-complex="bold"/>
    </style:style>
    <style:style style:name="P86" style:family="paragraph" style:parent-style-name="Text_20_body">
      <style:paragraph-properties>
        <style:tab-stops/>
      </style:paragraph-properties>
      <style:text-properties fo:font-variant="normal" fo:text-transform="none" fo:color="#2e74b5" loext:opacity="100%" style:font-name="Arial1" fo:font-size="14pt" fo:letter-spacing="normal" style:rfc-language-tag="sr-Latn-RS" fo:language="sr" fo:script="Latn" fo:country="RS" fo:font-style="normal" style:text-underline-style="none" fo:font-weight="bold" officeooo:rsid="00089a07" officeooo:paragraph-rsid="010531f6" fo:background-color="transparent" style:font-name-asian="NSimSun" style:font-size-asian="14pt" style:font-weight-asian="bold" style:font-name-complex="Arial" style:font-size-complex="14pt" style:font-weight-complex="bold"/>
    </style:style>
    <style:style style:name="P87" style:family="paragraph" style:parent-style-name="Text_20_body">
      <style:paragraph-properties>
        <style:tab-stops/>
      </style:paragraph-properties>
      <style:text-properties style:font-name="Arial1" officeooo:paragraph-rsid="0146e436"/>
    </style:style>
    <style:style style:name="P88" style:family="paragraph" style:parent-style-name="Text_20_body">
      <style:paragraph-properties>
        <style:tab-stops/>
      </style:paragraph-properties>
      <style:text-properties style:font-name="Arial1" officeooo:paragraph-rsid="021abd9b"/>
    </style:style>
    <style:style style:name="P89" style:family="paragraph" style:parent-style-name="Text_20_body">
      <style:paragraph-properties fo:text-align="center" style:justify-single-word="false">
        <style:tab-stops/>
      </style:paragraph-properties>
      <style:text-properties style:font-name="Arial1" officeooo:paragraph-rsid="013d03b2"/>
    </style:style>
    <style:style style:name="P90" style:family="paragraph" style:parent-style-name="Text_20_body">
      <style:paragraph-properties fo:text-align="center" style:justify-single-word="false">
        <style:tab-stops/>
      </style:paragraph-properties>
      <style:text-properties style:font-name="Arial1" officeooo:paragraph-rsid="022a159a"/>
    </style:style>
    <style:style style:name="P91" style:family="paragraph" style:parent-style-name="Text_20_body">
      <style:paragraph-properties fo:margin-left="0cm" fo:margin-right="0cm" fo:text-indent="0cm" style:auto-text-indent="false">
        <style:tab-stops/>
      </style:paragraph-properties>
      <style:text-properties style:font-name="Arial1" officeooo:paragraph-rsid="022708ce"/>
    </style:style>
    <style:style style:name="T1"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0089a07"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2"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13fef57"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3"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00d4b38"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4"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10247c9"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5"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226eec5"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6" style:family="text">
      <style:text-properties fo:font-variant="normal" fo:text-transform="none" fo:color="#2e74b5" loext:opacity="100%" fo:letter-spacing="normal" style:rfc-language-tag="sr-Latn-RS" fo:language="sr" fo:script="Latn" fo:country="RS" fo:font-style="normal" style:text-underline-style="none" fo:font-weight="bold" style:font-name-asian="NSimSun" style:font-weight-asian="bold" style:font-name-complex="Arial" style:font-weight-complex="bold"/>
    </style:style>
    <style:style style:name="T7" style:family="text">
      <style:text-properties fo:font-variant="normal" fo:text-transform="none" fo:color="#2e74b5" loext:opacity="100%" fo:letter-spacing="normal" style:rfc-language-tag="sr-Latn-RS" fo:language="sr" fo:script="Latn" fo:country="RS" fo:font-style="normal" style:text-underline-style="none" fo:font-weight="bold" officeooo:rsid="00089a07" style:font-name-asian="NSimSun" style:font-weight-asian="bold" style:font-name-complex="Arial" style:font-weight-complex="bold"/>
    </style:style>
    <style:style style:name="T8" style:family="text">
      <style:text-properties fo:font-variant="normal" fo:text-transform="none" fo:color="#2e74b5" loext:opacity="100%" style:text-outline="false" style:text-line-through-style="none" style:text-line-through-type="none" fo:font-size="14pt" fo:letter-spacing="normal" style:rfc-language-tag="sr-Latn-RS" fo:language="sr" fo:script="Latn" fo:country="RS" fo:font-style="normal" fo:text-shadow="none" style:text-underline-style="none" fo:font-weight="bold" officeooo:rsid="00089a07" fo:background-color="transparent" loext:char-shading-value="0"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T9" style:family="text">
      <style:text-properties fo:font-variant="normal" fo:text-transform="none" fo:color="#2e74b5" loext:opacity="100%" style:text-outline="false" style:text-line-through-style="none" style:text-line-through-type="none" fo:font-size="14pt" fo:letter-spacing="normal" style:rfc-language-tag="sr-Latn-RS" fo:language="sr" fo:script="Latn" fo:country="RS" fo:font-style="normal" fo:text-shadow="none" style:text-underline-style="none" fo:font-weight="bold" officeooo:rsid="021abd9b" fo:background-color="transparent" loext:char-shading-value="0"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T10" style:family="text">
      <style:text-properties fo:font-variant="normal" fo:text-transform="none" fo:color="#2e74b5" loext:opacity="100%" style:text-outline="false" style:text-line-through-style="none" style:text-line-through-type="none" fo:font-size="14pt" fo:letter-spacing="normal" style:rfc-language-tag="sr-Latn-RS" fo:language="sr" fo:script="Latn" fo:country="RS" fo:font-style="normal" fo:text-shadow="none" style:text-underline-style="none" fo:font-weight="bold" officeooo:rsid="013fef57" fo:background-color="transparent" loext:char-shading-value="0"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T11" style:family="text">
      <style:text-properties fo:font-variant="normal" fo:text-transform="none" fo:color="#2e74b5" loext:opacity="100%" style:text-outline="false" style:text-line-through-style="none" style:text-line-through-type="none" fo:font-size="14pt" fo:letter-spacing="normal" style:rfc-language-tag="sr-Latn-RS" fo:language="sr" fo:script="Latn" fo:country="RS" fo:font-style="normal" fo:text-shadow="none" style:text-underline-style="none" fo:font-weight="bold" officeooo:rsid="000d4b38" fo:background-color="transparent" loext:char-shading-value="0"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T12" style:family="text">
      <style:text-properties fo:font-variant="normal" fo:text-transform="none" fo:color="#2e74b5" loext:opacity="100%" style:text-outline="false" style:text-line-through-style="none" style:text-line-through-type="none" fo:font-size="14pt" fo:letter-spacing="normal" style:rfc-language-tag="sr-Latn-RS" fo:language="sr" fo:script="Latn" fo:country="RS" fo:font-style="normal" fo:text-shadow="none" style:text-underline-style="none" fo:font-weight="bold" officeooo:rsid="010247c9" fo:background-color="transparent" loext:char-shading-value="0" style:font-name-asian="NSimSun" style:font-size-asian="14pt" style:font-style-asian="normal" style:font-weight-asian="bold" style:font-name-complex="Arial" style:font-size-complex="14pt" style:font-style-complex="normal" style:font-weight-complex="bold" style:text-overline-style="none" style:text-overline-color="font-color"/>
    </style:style>
    <style:style style:name="T13"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0089a07" fo:background-color="transparent" loext:char-shading-value="0" style:font-name-asian="NSimSun" style:font-size-asian="14pt" style:font-weight-asian="bold" style:font-name-complex="Arial" style:font-size-complex="14pt" style:font-weight-complex="bold"/>
    </style:style>
    <style:style style:name="T14"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10531f6" fo:background-color="transparent" loext:char-shading-value="0" style:font-name-asian="NSimSun" style:font-size-asian="14pt" style:font-weight-asian="bold" style:font-name-complex="Arial" style:font-size-complex="14pt" style:font-weight-complex="bold"/>
    </style:style>
    <style:style style:name="T15"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10247c9" fo:background-color="transparent" loext:char-shading-value="0" style:font-name-asian="NSimSun" style:font-size-asian="14pt" style:font-weight-asian="bold" style:font-name-complex="Arial" style:font-size-complex="14pt" style:font-weight-complex="bold"/>
    </style:style>
    <style:style style:name="T16"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13fef57" fo:background-color="transparent" loext:char-shading-value="0" style:font-name-asian="NSimSun" style:font-size-asian="14pt" style:font-weight-asian="bold" style:font-name-complex="Arial" style:font-size-complex="14pt" style:font-weight-complex="bold"/>
    </style:style>
    <style:style style:name="T17"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074a9c5" fo:background-color="transparent" loext:char-shading-value="0" style:font-name-asian="NSimSun" style:font-size-asian="14pt" style:font-weight-asian="bold" style:font-name-complex="Arial" style:font-size-complex="14pt" style:font-weight-complex="bold"/>
    </style:style>
    <style:style style:name="T18"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13d03b2" fo:background-color="transparent" loext:char-shading-value="0" style:font-name-asian="NSimSun" style:font-size-asian="14pt" style:font-weight-asian="bold" style:font-name-complex="Arial" style:font-size-complex="14pt" style:font-weight-complex="bold"/>
    </style:style>
    <style:style style:name="T19"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217d37d" fo:background-color="transparent" loext:char-shading-value="0" style:font-name-asian="NSimSun" style:font-size-asian="14pt" style:font-weight-asian="bold" style:font-name-complex="Arial" style:font-size-complex="14pt" style:font-weight-complex="bold"/>
    </style:style>
    <style:style style:name="T20" style:family="text">
      <style:text-properties fo:font-variant="normal" fo:text-transform="none" fo:color="#2e74b5" loext:opacity="100%" fo:font-size="14pt" fo:letter-spacing="normal" style:rfc-language-tag="sr-Latn-RS" fo:language="sr" fo:script="Latn" fo:country="RS" fo:font-style="normal" style:text-underline-style="none" fo:font-weight="bold" officeooo:rsid="022519de" fo:background-color="transparent" loext:char-shading-value="0" style:font-name-asian="NSimSun" style:font-size-asian="14pt" style:font-weight-asian="bold" style:font-name-complex="Arial" style:font-size-complex="14pt" style:font-weight-complex="bold"/>
    </style:style>
    <style:style style:name="T21" style:family="text">
      <style:text-properties fo:font-variant="normal" fo:text-transform="none" fo:color="#222222" loext:opacity="100%" style:text-outline="false" style:text-line-through-style="none" style:text-line-through-type="none" fo:letter-spacing="normal" style:rfc-language-tag="sr-Latn-RS" fo:language="sr" fo:script="Latn" fo:country="RS" fo:font-style="normal" fo:text-shadow="none" style:text-underline-style="none" fo:font-weight="bold" officeooo:rsid="0209746e"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T22" style:family="text">
      <style:text-properties style:rfc-language-tag="sr-Latn-RS" fo:language="sr" fo:script="Latn" fo:country="RS"/>
    </style:style>
    <style:style style:name="T23" style:family="text">
      <style:text-properties style:rfc-language-tag="sr-Latn-RS" fo:language="sr" fo:script="Latn" fo:country="RS" fo:font-weight="normal" officeooo:rsid="022f04c7" style:font-weight-asian="normal" style:font-weight-complex="normal"/>
    </style:style>
    <style:style style:name="T24" style:family="text">
      <style:text-properties style:rfc-language-tag="sr-Latn-RS" fo:language="sr" fo:script="Latn" fo:country="RS" fo:font-weight="normal" officeooo:rsid="02526835" style:font-weight-asian="normal" style:font-weight-complex="normal"/>
    </style:style>
    <style:style style:name="T25" style:family="text">
      <style:text-properties style:rfc-language-tag="sr-Latn-RS" fo:language="sr" fo:script="Latn" fo:country="RS" fo:font-weight="normal" officeooo:rsid="02546a06" style:font-weight-asian="normal" style:font-weight-complex="normal"/>
    </style:style>
    <style:style style:name="T26" style:family="text">
      <style:text-properties style:rfc-language-tag="sr-Latn-RS" fo:language="sr" fo:script="Latn" fo:country="RS" fo:font-weight="normal" officeooo:rsid="0256e840" style:font-weight-asian="normal" style:font-weight-complex="normal"/>
    </style:style>
    <style:style style:name="T27" style:family="text">
      <style:text-properties style:rfc-language-tag="sr-Latn-RS" fo:language="sr" fo:script="Latn" fo:country="RS" fo:font-weight="normal" officeooo:rsid="0268dfcf" style:font-weight-asian="normal" style:font-weight-complex="normal"/>
    </style:style>
    <style:style style:name="T28" style:family="text">
      <style:text-properties style:rfc-language-tag="sr-Latn-RS" fo:language="sr" fo:script="Latn" fo:country="RS" officeooo:rsid="022c6c39"/>
    </style:style>
    <style:style style:name="T29" style:family="text">
      <style:text-properties style:rfc-language-tag="sr-Latn-RS" fo:language="sr" fo:script="Latn" fo:country="RS" fo:font-weight="bold" style:font-weight-asian="bold"/>
    </style:style>
    <style:style style:name="T30" style:family="text">
      <style:text-properties style:rfc-language-tag="sr-Latn-RS" fo:language="sr" fo:script="Latn" fo:country="RS" fo:font-weight="bold" officeooo:rsid="02398ef4" style:font-weight-asian="bold"/>
    </style:style>
    <style:style style:name="T31" style:family="text">
      <style:text-properties style:rfc-language-tag="sr-Latn-RS" fo:language="sr" fo:script="Latn" fo:country="RS" fo:font-weight="bold" officeooo:rsid="0247e768" style:font-weight-asian="bold"/>
    </style:style>
    <style:style style:name="T32" style:family="text">
      <style:text-properties style:rfc-language-tag="sr-Latn-RS" fo:language="sr" fo:script="Latn" fo:country="RS" fo:font-weight="bold" officeooo:rsid="024d5765" style:font-weight-asian="bold"/>
    </style:style>
    <style:style style:name="T33" style:family="text">
      <style:text-properties style:rfc-language-tag="sr-Latn-RS" fo:language="sr" fo:script="Latn" fo:country="RS" fo:font-weight="bold" officeooo:rsid="022f04c7" fo:background-color="transparent" loext:char-shading-value="0" style:font-weight-asian="bold" style:font-weight-complex="bold"/>
    </style:style>
    <style:style style:name="T34" style:family="text">
      <style:text-properties style:rfc-language-tag="sr-Latn-RS" fo:language="sr" fo:script="Latn" fo:country="RS" fo:font-weight="bold" officeooo:rsid="022f04c7" fo:background-color="transparent" loext:char-shading-value="0" style:font-weight-asian="bold" style:font-weight-complex="bold"/>
    </style:style>
    <style:style style:name="T35" style:family="text">
      <style:text-properties style:rfc-language-tag="sr-Latn-RS" fo:language="sr" fo:script="Latn" fo:country="RS" officeooo:rsid="022f69c0"/>
    </style:style>
    <style:style style:name="T36" style:family="text">
      <style:text-properties style:rfc-language-tag="sr-Latn-RS" fo:language="sr" fo:script="Latn" fo:country="RS" officeooo:rsid="0230ce62"/>
    </style:style>
    <style:style style:name="T37" style:family="text">
      <style:text-properties style:rfc-language-tag="sr-Latn-RS" fo:language="sr" fo:script="Latn" fo:country="RS" officeooo:rsid="0232508b"/>
    </style:style>
    <style:style style:name="T38" style:family="text">
      <style:text-properties style:rfc-language-tag="sr-Latn-RS" fo:language="sr" fo:script="Latn" fo:country="RS" officeooo:rsid="02398ef4"/>
    </style:style>
    <style:style style:name="T39" style:family="text">
      <style:text-properties style:rfc-language-tag="sr-Latn-RS" fo:language="sr" fo:script="Latn" fo:country="RS" officeooo:rsid="023b0e88"/>
    </style:style>
    <style:style style:name="T40" style:family="text">
      <style:text-properties style:rfc-language-tag="sr-Latn-RS" fo:language="sr" fo:script="Latn" fo:country="RS" officeooo:rsid="022f04c7"/>
    </style:style>
    <style:style style:name="T41" style:family="text">
      <style:text-properties style:rfc-language-tag="sr-Latn-RS" fo:language="sr" fo:script="Latn" fo:country="RS" fo:font-style="normal" fo:font-weight="bold" officeooo:rsid="022f04c7" style:font-style-asian="normal" style:font-weight-asian="bold" style:font-style-complex="normal" style:font-weight-complex="bold"/>
    </style:style>
    <style:style style:name="T42" style:family="text">
      <style:text-properties style:rfc-language-tag="sr-Latn-RS" fo:language="sr" fo:script="Latn" fo:country="RS" officeooo:rsid="027471a2"/>
    </style:style>
    <style:style style:name="T43" style:family="text">
      <style:text-properties style:rfc-language-tag="sr-Latn-RS" fo:language="sr" fo:script="Latn" fo:country="RS" officeooo:rsid="0278515c"/>
    </style:style>
    <style:style style:name="T44" style:family="text">
      <style:text-properties style:rfc-language-tag="sr-Latn-RS" fo:language="sr" fo:script="Latn" fo:country="RS" officeooo:rsid="02776aae"/>
    </style:style>
    <style:style style:name="T45" style:family="text">
      <style:text-properties fo:font-weight="bold" style:font-weight-asian="bold"/>
    </style:style>
    <style:style style:name="T46" style:family="text">
      <style:text-properties fo:font-weight="bold" officeooo:rsid="024d5765" style:font-weight-asian="bold"/>
    </style:style>
    <style:style style:name="T47" style:family="text">
      <style:text-properties fo:font-weight="bold" officeooo:rsid="024fdaf7" style:font-weight-asian="bold"/>
    </style:style>
    <style:style style:name="T48" style:family="text">
      <style:text-properties fo:font-weight="bold" officeooo:rsid="0258d7e0" style:font-weight-asian="bold"/>
    </style:style>
    <style:style style:name="T49" style:family="text">
      <style:text-properties fo:font-weight="bold" fo:background-color="transparent" loext:char-shading-value="0" style:font-weight-asian="bold"/>
    </style:style>
    <style:style style:name="T50" style:family="text">
      <style:text-properties style:text-outline="false" style:text-line-through-style="none" style:text-line-through-type="none" fo:text-shadow="none" style:text-overline-style="none" style:text-overline-color="font-color"/>
    </style:style>
    <style:style style:name="T51" style:family="text">
      <style:text-properties fo:font-weight="normal" style:font-weight-asian="normal" style:font-weight-complex="normal"/>
    </style:style>
    <style:style style:name="T52" style:family="text">
      <style:text-properties fo:font-weight="normal" officeooo:rsid="022c6c39" style:font-weight-asian="normal" style:font-weight-complex="normal"/>
    </style:style>
    <style:style style:name="T53" style:family="text">
      <style:text-properties style:font-name="Arial1"/>
    </style:style>
    <style:style style:name="T54" style:family="text">
      <style:text-properties style:font-name="Arial1" style:rfc-language-tag="sr-Latn-RS" fo:language="sr" fo:script="Latn" fo:country="RS"/>
    </style:style>
    <style:style style:name="T55" style:family="text">
      <style:text-properties style:font-name="Arial1" style:rfc-language-tag="sr-Latn-RS" fo:language="sr" fo:script="Latn" fo:country="RS" fo:font-weight="bold" style:font-weight-asian="bold"/>
    </style:style>
    <style:style style:name="T56" style:family="text">
      <style:text-properties style:font-name="Arial1" style:rfc-language-tag="sr-Latn-RS" fo:language="sr" fo:script="Latn" fo:country="RS" fo:font-weight="bold" officeooo:rsid="022f04c7" style:font-weight-asian="bold"/>
    </style:style>
    <style:style style:name="T57" style:family="text">
      <style:text-properties style:font-name="Arial1" style:rfc-language-tag="sr-Latn-RS" fo:language="sr" fo:script="Latn" fo:country="RS" fo:font-weight="bold" officeooo:rsid="022c7854" style:font-weight-asian="bold"/>
    </style:style>
    <style:style style:name="T58" style:family="text">
      <style:text-properties style:font-name="Arial1" style:rfc-language-tag="sr-Latn-RS" fo:language="sr" fo:script="Latn" fo:country="RS" fo:font-weight="bold" officeooo:rsid="022c6c39" style:font-weight-asian="bold"/>
    </style:style>
    <style:style style:name="T59" style:family="text">
      <style:text-properties style:font-name="Arial1" style:rfc-language-tag="sr-Latn-RS" fo:language="sr" fo:script="Latn" fo:country="RS" officeooo:rsid="022ad11e"/>
    </style:style>
    <style:style style:name="T60" style:family="text">
      <style:text-properties style:font-name="Arial1" style:rfc-language-tag="sr-Latn-RS" fo:language="sr" fo:script="Latn" fo:country="RS" officeooo:rsid="022c6c39"/>
    </style:style>
    <style:style style:name="T61" style:family="text">
      <style:text-properties style:font-name="Arial1" style:rfc-language-tag="sr-Latn-RS" fo:language="sr" fo:script="Latn" fo:country="RS" officeooo:rsid="022c7854"/>
    </style:style>
    <style:style style:name="T62" style:family="text">
      <style:text-properties style:font-name="Arial1" style:rfc-language-tag="sr-Latn-RS" fo:language="sr" fo:script="Latn" fo:country="RS" fo:font-weight="normal" officeooo:rsid="022c6c39" style:font-weight-asian="normal" style:font-weight-complex="normal"/>
    </style:style>
    <style:style style:name="T63" style:family="text">
      <style:text-properties style:font-name="Arial1" style:rfc-language-tag="sr-Latn-RS" fo:language="sr" fo:script="Latn" fo:country="RS" fo:font-weight="normal" officeooo:rsid="022d8b77" style:font-weight-asian="normal" style:font-weight-complex="normal"/>
    </style:style>
    <style:style style:name="T64" style:family="text">
      <style:text-properties style:font-name="Arial1" fo:font-size="11pt" style:rfc-language-tag="sr-Latn-RS" fo:language="sr" fo:script="Latn" fo:country="RS" style:font-size-asian="11pt" style:font-size-complex="11pt"/>
    </style:style>
    <style:style style:name="T65" style:family="text">
      <style:text-properties style:font-name="Arial1" fo:font-size="11pt" style:rfc-language-tag="sr-Latn-RS" fo:language="sr" fo:script="Latn" fo:country="RS" officeooo:rsid="022f04c7" style:font-size-asian="11pt" style:font-size-complex="11pt"/>
    </style:style>
    <style:style style:name="T66" style:family="text">
      <style:text-properties style:font-name="Arial1" fo:font-size="11pt" style:rfc-language-tag="sr-Latn-RS" fo:language="sr" fo:script="Latn" fo:country="RS" officeooo:rsid="022f69c0" style:font-size-asian="11pt" style:font-size-complex="11pt"/>
    </style:style>
    <style:style style:name="T67" style:family="text">
      <style:text-properties style:font-name="Arial1" fo:font-size="11pt" style:rfc-language-tag="sr-Latn-RS" fo:language="sr" fo:script="Latn" fo:country="RS" officeooo:rsid="0235dd4d" style:font-size-asian="11pt" style:font-size-complex="11pt"/>
    </style:style>
    <style:style style:name="T68" style:family="text">
      <style:text-properties style:font-name="Arial1" fo:font-size="11pt" style:rfc-language-tag="sr-Latn-RS" fo:language="sr" fo:script="Latn" fo:country="RS" officeooo:rsid="02398ef4" style:font-size-asian="11pt" style:font-size-complex="11pt"/>
    </style:style>
    <style:style style:name="T69" style:family="text">
      <style:text-properties style:font-name="Arial1" fo:font-size="11pt" style:rfc-language-tag="sr-Latn-RS" fo:language="sr" fo:script="Latn" fo:country="RS" officeooo:rsid="02420e88" style:font-size-asian="11pt" style:font-size-complex="11pt"/>
    </style:style>
    <style:style style:name="T70" style:family="text">
      <style:text-properties style:font-name="Arial1" fo:font-size="11pt" style:rfc-language-tag="sr-Latn-RS" fo:language="sr" fo:script="Latn" fo:country="RS" fo:font-weight="bold" style:font-size-asian="11pt" style:font-weight-asian="bold" style:font-size-complex="11pt"/>
    </style:style>
    <style:style style:name="T71" style:family="text">
      <style:text-properties style:font-name="Arial1" fo:font-size="11pt" style:rfc-language-tag="sr-Latn-RS" fo:language="sr" fo:script="Latn" fo:country="RS" fo:font-weight="bold" officeooo:rsid="022f69c0" style:font-size-asian="11pt" style:font-weight-asian="bold" style:font-size-complex="11pt"/>
    </style:style>
    <style:style style:name="T72" style:family="text">
      <style:text-properties style:font-name="Arial1" fo:font-size="11pt" style:rfc-language-tag="sr-Latn-RS" fo:language="sr" fo:script="Latn" fo:country="RS" fo:font-weight="bold" officeooo:rsid="02398ef4" style:font-size-asian="11pt" style:font-weight-asian="bold" style:font-size-complex="11pt"/>
    </style:style>
    <style:style style:name="T73" style:family="text">
      <style:text-properties style:font-name="Arial1" fo:font-size="11pt" style:rfc-language-tag="sr-Latn-RS" fo:language="sr" fo:script="Latn" fo:country="RS" fo:font-weight="bold" officeooo:rsid="023ddfee" style:font-size-asian="11pt" style:font-weight-asian="bold" style:font-size-complex="11pt"/>
    </style:style>
    <style:style style:name="T74" style:family="text">
      <style:text-properties style:font-name="Arial1" fo:font-size="11pt" style:rfc-language-tag="sr-Latn-RS" fo:language="sr" fo:script="Latn" fo:country="RS" fo:font-weight="bold" officeooo:rsid="0247e768" style:font-size-asian="11pt" style:font-weight-asian="bold" style:font-size-complex="11pt"/>
    </style:style>
    <style:style style:name="T75" style:family="text">
      <style:text-properties style:font-name="Arial1" fo:font-size="11pt" style:rfc-language-tag="sr-Latn-RS" fo:language="sr" fo:script="Latn" fo:country="RS" fo:font-weight="normal" officeooo:rsid="022f04c7" style:font-size-asian="11pt" style:font-weight-asian="normal" style:font-size-complex="11pt" style:font-weight-complex="normal"/>
    </style:style>
    <style:style style:name="T76" style:family="text">
      <style:text-properties style:font-name="Arial1" fo:font-size="11pt" style:rfc-language-tag="sr-Latn-RS" fo:language="sr" fo:script="Latn" fo:country="RS" fo:font-weight="normal" officeooo:rsid="022f69c0" style:font-size-asian="11pt" style:font-weight-asian="normal" style:font-size-complex="11pt" style:font-weight-complex="normal"/>
    </style:style>
    <style:style style:name="T77" style:family="text">
      <style:text-properties style:font-name="Arial1" fo:font-size="11pt" style:rfc-language-tag="sr-Latn-RS" fo:language="sr" fo:script="Latn" fo:country="RS" fo:font-weight="normal" officeooo:rsid="0230ce62" style:font-size-asian="11pt" style:font-weight-asian="normal" style:font-size-complex="11pt" style:font-weight-complex="normal"/>
    </style:style>
    <style:style style:name="T78" style:family="text">
      <style:text-properties style:font-name="Arial1" fo:font-size="11pt" style:rfc-language-tag="sr-Latn-RS" fo:language="sr" fo:script="Latn" fo:country="RS" fo:font-weight="normal" officeooo:rsid="0232508b" style:font-size-asian="11pt" style:font-weight-asian="normal" style:font-size-complex="11pt" style:font-weight-complex="normal"/>
    </style:style>
    <style:style style:name="T79" style:family="text">
      <style:text-properties style:font-name="Arial1" fo:font-size="11pt" style:rfc-language-tag="sr-Latn-RS" fo:language="sr" fo:script="Latn" fo:country="RS" fo:font-weight="normal" officeooo:rsid="0235dd4d" style:font-size-asian="11pt" style:font-weight-asian="normal" style:font-size-complex="11pt" style:font-weight-complex="normal"/>
    </style:style>
    <style:style style:name="T80" style:family="text">
      <style:text-properties style:font-name="Arial1" fo:font-size="11pt" style:rfc-language-tag="sr-Latn-RS" fo:language="sr" fo:script="Latn" fo:country="RS" fo:font-weight="normal" officeooo:rsid="0237a946" style:font-size-asian="11pt" style:font-weight-asian="normal" style:font-size-complex="11pt" style:font-weight-complex="normal"/>
    </style:style>
    <style:style style:name="T81" style:family="text">
      <style:text-properties style:font-name="Arial1" fo:font-size="11pt" style:rfc-language-tag="sr-Latn-RS" fo:language="sr" fo:script="Latn" fo:country="RS" fo:font-weight="normal" officeooo:rsid="02398ef4" style:font-size-asian="11pt" style:font-weight-asian="normal" style:font-size-complex="11pt" style:font-weight-complex="normal"/>
    </style:style>
    <style:style style:name="T82" style:family="text">
      <style:text-properties style:font-name="Arial1" fo:font-size="11pt" style:rfc-language-tag="sr-Latn-RS" fo:language="sr" fo:script="Latn" fo:country="RS" fo:font-weight="normal" officeooo:rsid="023c254c" style:font-size-asian="11pt" style:font-weight-asian="normal" style:font-size-complex="11pt" style:font-weight-complex="normal"/>
    </style:style>
    <style:style style:name="T83" style:family="text">
      <style:text-properties style:font-name="Arial1" fo:font-size="11pt" style:rfc-language-tag="sr-Latn-RS" fo:language="sr" fo:script="Latn" fo:country="RS" fo:font-weight="normal" officeooo:rsid="023c6d94" style:font-size-asian="11pt" style:font-weight-asian="normal" style:font-size-complex="11pt" style:font-weight-complex="normal"/>
    </style:style>
    <style:style style:name="T84" style:family="text">
      <style:text-properties style:font-name="Arial1" fo:font-size="11pt" style:rfc-language-tag="sr-Latn-RS" fo:language="sr" fo:script="Latn" fo:country="RS" fo:font-weight="normal" officeooo:rsid="0240c572" style:font-size-asian="11pt" style:font-weight-asian="normal" style:font-size-complex="11pt" style:font-weight-complex="normal"/>
    </style:style>
    <style:style style:name="T85" style:family="text">
      <style:text-properties style:font-name="Arial1" fo:font-size="11pt" style:rfc-language-tag="sr-Latn-RS" fo:language="sr" fo:script="Latn" fo:country="RS" fo:font-weight="normal" officeooo:rsid="0242017f" style:font-size-asian="11pt" style:font-weight-asian="normal" style:font-size-complex="11pt" style:font-weight-complex="normal"/>
    </style:style>
    <style:style style:name="T86" style:family="text">
      <style:text-properties style:font-name="Arial1" fo:font-size="11pt" style:rfc-language-tag="sr-Latn-RS" fo:language="sr" fo:script="Latn" fo:country="RS" fo:font-weight="normal" officeooo:rsid="02435db5" style:font-size-asian="11pt" style:font-weight-asian="normal" style:font-size-complex="11pt" style:font-weight-complex="normal"/>
    </style:style>
    <style:style style:name="T87" style:family="text">
      <style:text-properties style:font-name="Arial1" fo:font-size="11pt" style:rfc-language-tag="sr-Latn-RS" fo:language="sr" fo:script="Latn" fo:country="RS" fo:font-style="normal" fo:font-weight="bold" style:font-size-asian="11pt" style:font-style-asian="normal" style:font-weight-asian="bold" style:font-size-complex="11pt" style:font-style-complex="normal"/>
    </style:style>
    <style:style style:name="T88" style:family="text">
      <style:text-properties style:font-name="Arial1" fo:font-size="11pt" style:rfc-language-tag="sr-Latn-RS" fo:language="sr" fo:script="Latn" fo:country="RS" fo:font-style="normal" fo:font-weight="bold" style:font-size-asian="11pt" style:font-style-asian="normal" style:font-weight-asian="bold" style:font-size-complex="11pt" style:font-style-complex="normal" style:font-weight-complex="bold"/>
    </style:style>
    <style:style style:name="T89" style:family="text">
      <style:text-properties style:font-name="Arial1" fo:font-size="11pt" style:rfc-language-tag="sr-Latn-RS" fo:language="sr" fo:script="Latn" fo:country="RS" fo:font-style="normal" fo:font-weight="bold" officeooo:rsid="022f04c7" style:font-size-asian="11pt" style:font-style-asian="normal" style:font-weight-asian="bold" style:font-size-complex="11pt" style:font-style-complex="normal"/>
    </style:style>
    <style:style style:name="T90" style:family="text">
      <style:text-properties style:font-name="Arial1" fo:font-size="11pt" style:rfc-language-tag="sr-Latn-RS" fo:language="sr" fo:script="Latn" fo:country="RS" fo:font-style="normal" fo:font-weight="bold" officeooo:rsid="02619f1b" style:font-size-asian="11pt" style:font-style-asian="normal" style:font-weight-asian="bold" style:font-size-complex="11pt" style:font-style-complex="normal"/>
    </style:style>
    <style:style style:name="T91" style:family="text">
      <style:text-properties style:font-name="Arial1" fo:font-size="11pt" style:rfc-language-tag="sr-Latn-RS" fo:language="sr" fo:script="Latn" fo:country="RS" fo:font-style="normal" fo:font-weight="bold" officeooo:rsid="026a90a8" style:font-size-asian="11pt" style:font-style-asian="normal" style:font-weight-asian="bold" style:font-size-complex="11pt" style:font-style-complex="normal"/>
    </style:style>
    <style:style style:name="T92" style:family="text">
      <style:text-properties style:font-name="Arial1" fo:font-size="11pt" style:rfc-language-tag="sr-Latn-RS" fo:language="sr" fo:script="Latn" fo:country="RS" fo:font-style="normal" fo:font-weight="bold" officeooo:rsid="026e2483" style:font-size-asian="11pt" style:font-style-asian="normal" style:font-weight-asian="bold" style:font-size-complex="11pt" style:font-style-complex="normal"/>
    </style:style>
    <style:style style:name="T93" style:family="text">
      <style:text-properties style:font-name="Arial1" fo:font-size="11pt" style:rfc-language-tag="sr-Latn-RS" fo:language="sr" fo:script="Latn" fo:country="RS" fo:font-style="normal" fo:font-weight="bold" officeooo:rsid="026e6d3d" style:font-size-asian="11pt" style:font-style-asian="normal" style:font-weight-asian="bold" style:font-size-complex="11pt" style:font-style-complex="normal"/>
    </style:style>
    <style:style style:name="T94" style:family="text">
      <style:text-properties style:font-name="Arial1" fo:font-size="11pt" style:rfc-language-tag="sr-Latn-RS" fo:language="sr" fo:script="Latn" fo:country="RS" fo:font-style="normal" fo:font-weight="bold" officeooo:rsid="026ff616" style:font-size-asian="11pt" style:font-style-asian="normal" style:font-weight-asian="bold" style:font-size-complex="11pt" style:font-style-complex="normal"/>
    </style:style>
    <style:style style:name="T95" style:family="text">
      <style:text-properties style:font-name="Arial1" fo:font-size="11pt" style:rfc-language-tag="sr-Latn-RS" fo:language="sr" fo:script="Latn" fo:country="RS" fo:font-style="normal" fo:font-weight="bold" officeooo:rsid="02719384" style:font-size-asian="11pt" style:font-style-asian="normal" style:font-weight-asian="bold" style:font-size-complex="11pt" style:font-style-complex="normal"/>
    </style:style>
    <style:style style:name="T96" style:family="text">
      <style:text-properties style:font-name="Arial1" fo:font-size="11pt" style:rfc-language-tag="sr-Latn-RS" fo:language="sr" fo:script="Latn" fo:country="RS" fo:font-style="normal" style:font-size-asian="11pt" style:font-style-asian="normal" style:font-size-complex="11pt" style:font-style-complex="normal"/>
    </style:style>
    <style:style style:name="T97" style:family="text">
      <style:text-properties style:font-name="Arial1" fo:font-size="11pt" style:rfc-language-tag="sr-Latn-RS" fo:language="sr" fo:script="Latn" fo:country="RS" fo:font-style="normal" officeooo:rsid="024c2b74" style:font-size-asian="11pt" style:font-style-asian="normal" style:font-size-complex="11pt" style:font-style-complex="normal"/>
    </style:style>
    <style:style style:name="T98" style:family="text">
      <style:text-properties style:font-name="Arial1" fo:font-size="11pt" style:rfc-language-tag="sr-Latn-RS" fo:language="sr" fo:script="Latn" fo:country="RS" fo:font-style="normal" officeooo:rsid="024f55ba" style:font-size-asian="11pt" style:font-style-asian="normal" style:font-size-complex="11pt" style:font-style-complex="normal"/>
    </style:style>
    <style:style style:name="T99" style:family="text">
      <style:text-properties style:font-name="Arial1" fo:font-size="11pt" style:rfc-language-tag="sr-Latn-RS" fo:language="sr" fo:script="Latn" fo:country="RS" fo:font-style="normal" officeooo:rsid="0253c911" style:font-size-asian="11pt" style:font-style-asian="normal" style:font-size-complex="11pt" style:font-style-complex="normal"/>
    </style:style>
    <style:style style:name="T100" style:family="text">
      <style:text-properties style:font-name="Arial1" fo:font-size="11pt" style:rfc-language-tag="sr-Latn-RS" fo:language="sr" fo:script="Latn" fo:country="RS" fo:font-style="normal" officeooo:rsid="025e4de2" style:font-size-asian="11pt" style:font-style-asian="normal" style:font-size-complex="11pt" style:font-style-complex="normal"/>
    </style:style>
    <style:style style:name="T101" style:family="text">
      <style:text-properties style:font-name="Arial1" fo:font-size="11pt" style:rfc-language-tag="sr-Latn-RS" fo:language="sr" fo:script="Latn" fo:country="RS" fo:font-style="normal" officeooo:rsid="0268dfcf" style:font-size-asian="11pt" style:font-style-asian="normal" style:font-size-complex="11pt" style:font-style-complex="normal"/>
    </style:style>
    <style:style style:name="T102" style:family="text">
      <style:text-properties style:font-name="Arial1" fo:font-size="11pt" style:rfc-language-tag="sr-Latn-RS" fo:language="sr" fo:script="Latn" fo:country="RS" fo:font-style="normal" officeooo:rsid="026ff616" style:font-size-asian="11pt" style:font-style-asian="normal" style:font-size-complex="11pt" style:font-style-complex="normal"/>
    </style:style>
    <style:style style:name="T103" style:family="text">
      <style:text-properties style:font-name="Arial1" fo:font-size="11pt" style:rfc-language-tag="sr-Latn-RS" fo:language="sr" fo:script="Latn" fo:country="RS" fo:font-style="normal" officeooo:rsid="026ffdbc" style:font-size-asian="11pt" style:font-style-asian="normal" style:font-size-complex="11pt" style:font-style-complex="normal"/>
    </style:style>
    <style:style style:name="T104" style:family="text">
      <style:text-properties style:font-name="Arial1" fo:font-size="11pt" style:rfc-language-tag="sr-Latn-RS" fo:language="sr" fo:script="Latn" fo:country="RS" fo:font-style="normal" officeooo:rsid="02719384" style:font-size-asian="11pt" style:font-style-asian="normal" style:font-size-complex="11pt" style:font-style-complex="normal"/>
    </style:style>
    <style:style style:name="T105" style:family="text">
      <style:text-properties style:font-name="Arial1" fo:font-size="11pt" style:rfc-language-tag="sr-Latn-RS" fo:language="sr" fo:script="Latn" fo:country="RS" fo:font-style="normal" officeooo:rsid="027471a2" style:font-size-asian="11pt" style:font-style-asian="normal" style:font-size-complex="11pt" style:font-style-complex="normal"/>
    </style:style>
    <style:style style:name="T106" style:family="text">
      <style:text-properties style:font-name="Arial1" fo:font-size="11pt" style:rfc-language-tag="sr-Latn-RS" fo:language="sr" fo:script="Latn" fo:country="RS" fo:font-style="normal" officeooo:rsid="0278515c" style:font-size-asian="11pt" style:font-style-asian="normal" style:font-size-complex="11pt" style:font-style-complex="normal"/>
    </style:style>
    <style:style style:name="T107" style:family="text">
      <style:text-properties style:font-name="Arial1" fo:font-size="11pt" style:rfc-language-tag="sr-Latn-RS" fo:language="sr" fo:script="Latn" fo:country="RS" fo:font-style="normal" officeooo:rsid="02776aae" style:font-size-asian="11pt" style:font-style-asian="normal" style:font-size-complex="11pt" style:font-style-complex="normal"/>
    </style:style>
    <style:style style:name="T108" style:family="text">
      <style:text-properties style:font-name="Arial1" fo:font-size="11pt" style:rfc-language-tag="sr-Latn-RS" fo:language="sr" fo:script="Latn" fo:country="RS" fo:font-style="normal" fo:font-weight="normal" officeooo:rsid="022f04c7" style:font-size-asian="11pt" style:font-style-asian="normal" style:font-weight-asian="normal" style:font-size-complex="11pt" style:font-style-complex="normal" style:font-weight-complex="normal"/>
    </style:style>
    <style:style style:name="T109" style:family="text">
      <style:text-properties style:font-name="Arial1" fo:font-size="11pt" style:rfc-language-tag="sr-Latn-RS" fo:language="sr" fo:script="Latn" fo:country="RS" fo:font-style="normal" fo:font-weight="normal" officeooo:rsid="0232508b" style:font-size-asian="11pt" style:font-style-asian="normal" style:font-weight-asian="normal" style:font-size-complex="11pt" style:font-style-complex="normal" style:font-weight-complex="normal"/>
    </style:style>
    <style:style style:name="T110" style:family="text">
      <style:text-properties style:font-name="Arial1" fo:font-size="11pt" style:rfc-language-tag="sr-Latn-RS" fo:language="sr" fo:script="Latn" fo:country="RS" fo:font-style="normal" fo:font-weight="normal" officeooo:rsid="0247e768" style:font-size-asian="11pt" style:font-style-asian="normal" style:font-weight-asian="normal" style:font-size-complex="11pt" style:font-style-complex="normal" style:font-weight-complex="normal"/>
    </style:style>
    <style:style style:name="T111" style:family="text">
      <style:text-properties style:font-name="Arial1" fo:font-size="11pt" style:rfc-language-tag="sr-Latn-RS" fo:language="sr" fo:script="Latn" fo:country="RS" fo:font-style="normal" fo:font-weight="normal" officeooo:rsid="02398ef4" style:font-size-asian="11pt" style:font-style-asian="normal" style:font-weight-asian="normal" style:font-size-complex="11pt" style:font-style-complex="normal" style:font-weight-complex="normal"/>
    </style:style>
    <style:style style:name="T112" style:family="text">
      <style:text-properties style:font-name="Arial1" fo:font-size="11pt" style:rfc-language-tag="sr-Latn-RS" fo:language="sr" fo:script="Latn" fo:country="RS" fo:font-style="normal" fo:font-weight="normal" officeooo:rsid="0242017f" style:font-size-asian="11pt" style:font-style-asian="normal" style:font-weight-asian="normal" style:font-size-complex="11pt" style:font-style-complex="normal" style:font-weight-complex="normal"/>
    </style:style>
    <style:style style:name="T113" style:family="text">
      <style:text-properties style:font-name="Arial1" fo:font-size="11pt" style:rfc-language-tag="sr-Latn-RS" fo:language="sr" fo:script="Latn" fo:country="RS" fo:font-style="normal" fo:font-weight="normal" officeooo:rsid="024cc9ce" style:font-size-asian="11pt" style:font-style-asian="normal" style:font-weight-asian="normal" style:font-size-complex="11pt" style:font-style-complex="normal" style:font-weight-complex="normal"/>
    </style:style>
    <style:style style:name="T114" style:family="text">
      <style:text-properties style:font-name="Arial1" fo:font-size="11pt" style:rfc-language-tag="sr-Latn-RS" fo:language="sr" fo:script="Latn" fo:country="RS" fo:font-style="normal" fo:font-weight="normal" officeooo:rsid="02516d05" style:font-size-asian="11pt" style:font-style-asian="normal" style:font-weight-asian="normal" style:font-size-complex="11pt" style:font-style-complex="normal" style:font-weight-complex="normal"/>
    </style:style>
    <style:style style:name="T115" style:family="text">
      <style:text-properties style:font-name="Arial1" fo:font-size="11pt" style:rfc-language-tag="sr-Latn-RS" fo:language="sr" fo:script="Latn" fo:country="RS" fo:font-style="normal" fo:font-weight="normal" officeooo:rsid="02526835" style:font-size-asian="11pt" style:font-style-asian="normal" style:font-weight-asian="normal" style:font-size-complex="11pt" style:font-style-complex="normal" style:font-weight-complex="normal"/>
    </style:style>
    <style:style style:name="T116" style:family="text">
      <style:text-properties style:font-name="Arial1" fo:font-size="11pt" style:rfc-language-tag="sr-Latn-RS" fo:language="sr" fo:script="Latn" fo:country="RS" fo:font-style="normal" fo:font-weight="normal" officeooo:rsid="0253a652" style:font-size-asian="11pt" style:font-style-asian="normal" style:font-weight-asian="normal" style:font-size-complex="11pt" style:font-style-complex="normal" style:font-weight-complex="normal"/>
    </style:style>
    <style:style style:name="T117" style:family="text">
      <style:text-properties style:font-name="Arial1" fo:font-size="11pt" style:rfc-language-tag="sr-Latn-RS" fo:language="sr" fo:script="Latn" fo:country="RS" fo:font-style="normal" fo:font-weight="normal" officeooo:rsid="0256e840" style:font-size-asian="11pt" style:font-style-asian="normal" style:font-weight-asian="normal" style:font-size-complex="11pt" style:font-style-complex="normal" style:font-weight-complex="normal"/>
    </style:style>
    <style:style style:name="T118" style:family="text">
      <style:text-properties style:font-name="Arial1" fo:font-size="11pt" style:rfc-language-tag="sr-Latn-RS" fo:language="sr" fo:script="Latn" fo:country="RS" fo:font-style="normal" fo:font-weight="normal" officeooo:rsid="02546a06" style:font-size-asian="11pt" style:font-style-asian="normal" style:font-weight-asian="normal" style:font-size-complex="11pt" style:font-style-complex="normal" style:font-weight-complex="normal"/>
    </style:style>
    <style:style style:name="T119" style:family="text">
      <style:text-properties style:font-name="Arial1" fo:font-size="11pt" style:rfc-language-tag="sr-Latn-RS" fo:language="sr" fo:script="Latn" fo:country="RS" fo:font-style="normal" fo:font-weight="normal" officeooo:rsid="0258d7e0" style:font-size-asian="11pt" style:font-style-asian="normal" style:font-weight-asian="normal" style:font-size-complex="11pt" style:font-style-complex="normal" style:font-weight-complex="normal"/>
    </style:style>
    <style:style style:name="T120" style:family="text">
      <style:text-properties style:font-name="Arial1" fo:font-size="11pt" style:rfc-language-tag="sr-Latn-RS" fo:language="sr" fo:script="Latn" fo:country="RS" fo:font-style="normal" fo:font-weight="normal" officeooo:rsid="025b57ff" style:font-size-asian="11pt" style:font-style-asian="normal" style:font-weight-asian="normal" style:font-size-complex="11pt" style:font-style-complex="normal" style:font-weight-complex="normal"/>
    </style:style>
    <style:style style:name="T121" style:family="text">
      <style:text-properties style:font-name="Arial1" fo:font-size="11pt" style:rfc-language-tag="sr-Latn-RS" fo:language="sr" fo:script="Latn" fo:country="RS" fo:font-style="normal" fo:font-weight="normal" officeooo:rsid="025b7868" style:font-size-asian="11pt" style:font-style-asian="normal" style:font-weight-asian="normal" style:font-size-complex="11pt" style:font-style-complex="normal" style:font-weight-complex="normal"/>
    </style:style>
    <style:style style:name="T122" style:family="text">
      <style:text-properties style:font-name="Arial1" fo:font-size="11pt" style:rfc-language-tag="sr-Latn-RS" fo:language="sr" fo:script="Latn" fo:country="RS" fo:font-style="normal" fo:font-weight="normal" officeooo:rsid="025d9a8e" style:font-size-asian="11pt" style:font-style-asian="normal" style:font-weight-asian="normal" style:font-size-complex="11pt" style:font-style-complex="normal" style:font-weight-complex="normal"/>
    </style:style>
    <style:style style:name="T123" style:family="text">
      <style:text-properties style:font-name="Arial1" fo:font-size="11pt" style:rfc-language-tag="sr-Latn-RS" fo:language="sr" fo:script="Latn" fo:country="RS" fo:font-style="normal" fo:font-weight="normal" officeooo:rsid="02634125" style:font-size-asian="11pt" style:font-style-asian="normal" style:font-weight-asian="normal" style:font-size-complex="11pt" style:font-style-complex="normal" style:font-weight-complex="normal"/>
    </style:style>
    <style:style style:name="T124" style:family="text">
      <style:text-properties style:font-name="Arial1" fo:font-size="11pt" style:rfc-language-tag="sr-Latn-RS" fo:language="sr" fo:script="Latn" fo:country="RS" fo:font-style="normal" fo:font-weight="normal" officeooo:rsid="0264ff37" style:font-size-asian="11pt" style:font-style-asian="normal" style:font-weight-asian="normal" style:font-size-complex="11pt" style:font-style-complex="normal" style:font-weight-complex="normal"/>
    </style:style>
    <style:style style:name="T125" style:family="text">
      <style:text-properties style:font-name="Arial1" fo:font-size="11pt" style:rfc-language-tag="sr-Latn-RS" fo:language="sr" fo:script="Latn" fo:country="RS" fo:font-style="normal" fo:font-weight="normal" officeooo:rsid="0266dc5e" style:font-size-asian="11pt" style:font-style-asian="normal" style:font-weight-asian="normal" style:font-size-complex="11pt" style:font-style-complex="normal" style:font-weight-complex="normal"/>
    </style:style>
    <style:style style:name="T126" style:family="text">
      <style:text-properties style:font-name="Arial1" fo:font-size="11pt" style:rfc-language-tag="sr-Latn-RS" fo:language="sr" fo:script="Latn" fo:country="RS" fo:font-style="normal" fo:font-weight="normal" officeooo:rsid="026a90a8" style:font-size-asian="11pt" style:font-style-asian="normal" style:font-weight-asian="normal" style:font-size-complex="11pt" style:font-style-complex="normal" style:font-weight-complex="normal"/>
    </style:style>
    <style:style style:name="T127" style:family="text">
      <style:text-properties style:font-name="Arial1" fo:font-size="11pt" style:rfc-language-tag="sr-Latn-RS" fo:language="sr" fo:script="Latn" fo:country="RS" fo:font-style="normal" fo:font-weight="normal" officeooo:rsid="026b5284" style:font-size-asian="11pt" style:font-style-asian="normal" style:font-weight-asian="normal" style:font-size-complex="11pt" style:font-style-complex="normal" style:font-weight-complex="normal"/>
    </style:style>
    <style:style style:name="T128" style:family="text">
      <style:text-properties style:font-name="Arial1" fo:font-size="11pt" style:rfc-language-tag="sr-Latn-RS" fo:language="sr" fo:script="Latn" fo:country="RS" fo:font-style="normal" fo:font-weight="normal" officeooo:rsid="026e6d3d" style:font-size-asian="11pt" style:font-style-asian="normal" style:font-weight-asian="normal" style:font-size-complex="11pt" style:font-style-complex="normal" style:font-weight-complex="normal"/>
    </style:style>
    <style:style style:name="T129" style:family="text">
      <style:text-properties style:font-name="Arial1" fo:font-size="11pt" style:rfc-language-tag="sr-Latn-RS" fo:language="sr" fo:script="Latn" fo:country="RS" fo:font-style="normal" fo:font-weight="normal" officeooo:rsid="02719384" style:font-size-asian="11pt" style:font-style-asian="normal" style:font-weight-asian="normal" style:font-size-complex="11pt" style:font-style-complex="normal" style:font-weight-complex="normal"/>
    </style:style>
    <style:style style:name="T130" style:family="text">
      <style:text-properties style:font-name="Arial1" fo:font-size="11pt" fo:font-weight="bold" style:font-size-asian="11pt" style:font-weight-asian="bold" style:font-size-complex="11pt"/>
    </style:style>
    <style:style style:name="T131" style:family="text">
      <style:text-properties style:font-name="Arial1" fo:font-size="11pt" style:font-size-asian="11pt" style:font-size-complex="11pt"/>
    </style:style>
    <style:style style:name="T132" style:family="text">
      <style:text-properties style:font-name="Arial1" fo:font-size="11pt" fo:font-style="normal" style:font-size-asian="11pt" style:font-style-asian="normal" style:font-size-complex="11pt" style:font-style-complex="normal"/>
    </style:style>
    <style:style style:name="T133" style:family="text">
      <style:text-properties style:font-name="Arial1" fo:font-size="11pt" fo:font-style="normal" officeooo:rsid="027471a2" style:font-size-asian="11pt" style:font-style-asian="normal" style:font-size-complex="11pt" style:font-style-complex="normal"/>
    </style:style>
    <style:style style:name="T134" style:family="text">
      <style:text-properties style:font-name="Arial1" fo:font-size="11pt" fo:font-style="normal" fo:font-weight="bold" style:font-size-asian="11pt" style:font-style-asian="normal" style:font-weight-asian="bold" style:font-size-complex="11pt" style:font-style-complex="normal"/>
    </style:style>
    <style:style style:name="T135" style:family="text">
      <style:text-properties style:font-name="Arial1" fo:font-weight="bold" style:font-weight-asian="bold"/>
    </style:style>
    <style:style style:name="T136" style:family="text">
      <style:text-properties style:font-name="Arial1" fo:font-weight="bold" officeooo:rsid="022c6c39" style:font-weight-asian="bold"/>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style>
    <style:style style:name="T139" style:family="text">
      <style:text-properties officeooo:rsid="027471a2"/>
    </style:style>
    <style:style style:name="T140" style:family="text">
      <style:text-properties officeooo:rsid="027851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Univerzitet u Beogradu</text:h>
      <text:h text:style-name="P5" text:outline-level="2">Geografski fakultet</text:h>
      <text:h text:style-name="P7" text:outline-level="2">Master akademske studije – geografski informacioni sistemi </text:h>
      <text:h text:style-name="P8" text:outline-level="2">Predmet: GIS programiranje</text:h>
      <text:h text:style-name="P9" text:outline-level="2">Mentor: dr Aleksandar Peulić</text:h>
      <text:h text:style-name="P2" text:outline-level="2"/>
      <text:h text:style-name="P2" text:outline-level="2"/>
      <text:h text:style-name="P2" text:outline-level="2"/>
      <text:p text:style-name="P91"><text:span text:style-name="T8">K</text:span><text:span text:style-name="T9">ORISNIČKO UPUTSTVO</text:span></text:p>
      <text:p text:style-name="P91"><text:span text:style-name="T13">Pro</text:span><text:span text:style-name="T14">gram </text:span><text:span text:style-name="T13">P_LEK_N</text:span><text:span text:style-name="T15"> </text:span><text:span text:style-name="T13">– </text:span><text:span text:style-name="T16">promocija</text:span><text:span text:style-name="T14"> </text:span><text:span text:style-name="T13">lokalnog ekološkog koridora Nade</text:span><text:span text:style-name="T17">la </text:span><text:span text:style-name="T8">Projekat P_LEK_N_</text:span><text:span text:style-name="T10">PP</text:span><text:span text:style-name="T11">P</text:span><text:span text:style-name="T12"> </text:span><text:span text:style-name="T8">– Platforma za obezbeđivanje široke podrške i kontakt tačaka Programa P_LEK_N – promocija lokalnog ekološkog koridora Nadela (PPP)</text:span></text:p>
      <text:p text:style-name="P87"><text:span text:style-name="T8"/></text:p>
      <text:p text:style-name="P88"><text:span text:style-name="T9"/></text:p>
      <text:p text:style-name="P87"><text:span text:style-name="T8"/></text:p>
      <text:p text:style-name="P85"/>
      <text:p text:style-name="P85"/>
      <text:h text:style-name="P4" text:outline-level="2"><text:span text:style-name="T7">S</text:span><text:span text:style-name="T6">tudent: Jelena Tomić 52/2020</text:span></text:h>
      <text:h text:style-name="P3" text:outline-level="2"/>
      <text:h text:style-name="P3" text:outline-level="2"/>
      <text:h text:style-name="P3" text:outline-level="2"/>
      <text:p text:style-name="P86"/>
      <text:p text:style-name="P89"><text:span text:style-name="T18"/></text:p>
      <text:p text:style-name="P89"><text:span text:style-name="T18"/></text:p>
      <text:p text:style-name="P89"><text:span text:style-name="T18"/></text:p>
      <text:p text:style-name="P90"><text:span text:style-name="T18">Beograd, </text:span><text:span text:style-name="T19">maj</text:span><text:span text:style-name="T18"> 202</text:span><text:span text:style-name="T20">2</text:span><text:span text:style-name="T18">. godine</text:span></text:p>
      <text:p text:style-name="P84"><text:span text:style-name="T50">KORISNIČKO UPUTSTVO</text:span></text:p>
      <text:p text:style-name="P10"/>
      <text:p text:style-name="P37"><text:span text:style-name="T45">1_1_Instanciranje projekta </text:span></text:p>
      <text:p text:style-name="P37"><text:span text:style-name="T52">(1_1_instance_project.py) </text:span></text:p>
      <text:p text:style-name="P38"><text:span text:style-name="T52">QGIS okruženje</text:span></text:p>
      <text:p text:style-name="P60"><text:span text:style-name="T59">Otvaranje <text:s/>novog projekta u <text:s/>QGIS okruženju. </text:span><text:span text:style-name="T60">Definisanje funkcije za instanciranje projekta. </text:span></text:p>
      <text:p text:style-name="P44"><text:span text:style-name="T28"/></text:p>
      <text:p text:style-name="P22"><text:a xlink:type="simple" xlink:href="https://docs.qgis.org/3.22/en/docs/pyqgis_developer_cookbook/loadproject.html#" text:style-name="Internet_20_link" text:visited-style-name="Visited_20_Internet_20_Link">2. Loading Projects — QGIS Documentation documentation</text:a><text:span text:style-name="T88"> </text:span></text:p>
      <text:p text:style-name="P44"><text:span text:style-name="T28"/></text:p>
      <text:p text:style-name="P58"><text:span text:style-name="T135">2_</text:span><text:span text:style-name="T136">1_</text:span><text:span text:style-name="T135">U</text:span><text:span text:style-name="T136">č</text:span><text:span text:style-name="T135">itivanje projekta</text:span></text:p>
      <text:p text:style-name="P59"><text:span text:style-name="T53">(2_1_load_project.py)</text:span></text:p>
      <text:p text:style-name="P18"><text:span text:style-name="T53">U</text:span><text:span text:style-name="T61">č</text:span><text:span text:style-name="T53">itava željeni projekat u QGIS okruženje. Neophodno definisati putanju do datog projekta.</text:span></text:p>
      <text:p text:style-name="P18"><text:span text:style-name="T53"/></text:p>
      <text:p text:style-name="P63"><text:span text:style-name="T55">2_</text:span><text:span text:style-name="T57">2</text:span><text:span text:style-name="T58">_</text:span><text:span text:style-name="T57">Zapisivanje (snimanje) </text:span><text:span text:style-name="T55">projekta</text:span></text:p>
      <text:p text:style-name="P63"><text:span text:style-name="T62">(2_</text:span><text:span text:style-name="T63">2</text:span><text:span text:style-name="T62">_</text:span><text:span text:style-name="T63">write</text:span><text:span text:style-name="T62">_project.py)</text:span></text:p>
      <text:p text:style-name="P19"><text:span text:style-name="T53">U</text:span><text:span text:style-name="T61">č</text:span><text:span text:style-name="T53">itava željeni projekat u QGIS okruženje. Neophodno definisati putanju do datog projekta.</text:span></text:p>
      <text:p text:style-name="P18"><text:span text:style-name="T53"/></text:p>
      <text:p text:style-name="P22"><text:a xlink:type="simple" xlink:href="https://docs.qgis.org/3.22/en/docs/pyqgis_developer_cookbook/loadlayer.html" text:style-name="Internet_20_link" text:visited-style-name="Visited_20_Internet_20_Link">3. Loading Layers — QGIS Documentation documentation</text:a><text:span text:style-name="T89"> </text:span></text:p>
      <text:p text:style-name="P45"><text:span text:style-name="T45"/></text:p>
      <text:p text:style-name="P62"><text:span text:style-name="T135">3_1_U</text:span><text:span text:style-name="T56">č</text:span><text:span text:style-name="T135">itavanje </text:span><text:span text:style-name="T56">vektorskog lejera</text:span></text:p>
      <text:p text:style-name="P61"><text:span text:style-name="T54">(3_1_load_vector_layers.py)</text:span></text:p>
      <text:p text:style-name="P45">Učitava odgovarajuci vektorski lejer tipa shapefile u QGIS okruženje i proverava da li je lejer uspešno učitan ili ne. Neophodno definisati putanju do datog lejera.</text:p>
      <text:p text:style-name="P45"><text:span text:style-name="T45"/></text:p>
      <text:p text:style-name="P64"><text:span text:style-name="T130">3_2_U</text:span><text:span text:style-name="T71">č</text:span><text:span text:style-name="T130">itavanje rastera</text:span></text:p>
      <text:p text:style-name="P77"><text:span text:style-name="T65">(3_</text:span><text:span text:style-name="T66">2</text:span><text:span text:style-name="T65">_load_</text:span><text:span text:style-name="T66">raster</text:span><text:span text:style-name="T65">_layers.py)</text:span></text:p>
      <text:p text:style-name="P45">Učitava odgovarajući rasterski lejer u QGIS okruženje i proverava da li je lejer uspešno učitan ili ne. Neophodno definisati putanju do datog lejera.</text:p>
      <text:p text:style-name="P45"/>
      <text:p text:style-name="P65"><text:span text:style-name="T130">3_</text:span><text:span text:style-name="T71">3</text:span><text:span text:style-name="T130">_U</text:span><text:span text:style-name="T71">č</text:span><text:span text:style-name="T130">itavanje lejera na ta</text:span><text:span text:style-name="T71">č</text:span><text:span text:style-name="T130">nu poziciju</text:span></text:p>
      <text:p text:style-name="P77"><text:span text:style-name="T65">(3_</text:span><text:span text:style-name="T66">3</text:span><text:span text:style-name="T65">_load_layer_</text:span><text:span text:style-name="T66">on_place</text:span><text:span text:style-name="T65">.py)</text:span></text:p>
      <text:p text:style-name="P20"><text:span text:style-name="T131">Učitava odgovarajući rasterski lejer u QGIS okruženje i na poziciju u tabeli koju korisnik definiše. Neophodno definisati putanju do datog lejera.</text:span></text:p>
      <text:p text:style-name="P45"><text:span text:style-name="T45"/></text:p>
      <text:p text:style-name="P42"><text:a xlink:type="simple" xlink:href="https://docs.qgis.org/3.22/en/docs/pyqgis_developer_cookbook/legend.html" text:style-name="Internet_20_link" text:visited-style-name="Visited_20_Internet_20_Link"><text:span text:style-name="T138">4. Accessing the Table Of Contents (TOC) — QGIS Documentation documentation</text:span></text:a><text:span text:style-name="T138"> </text:span></text:p>
      <text:p text:style-name="P45"><text:span text:style-name="T45"/></text:p>
      <text:p text:style-name="P64"><text:span text:style-name="T130">4_1_Pristupanje tabeli sa sadr</text:span><text:span text:style-name="T71">ž</text:span><text:span text:style-name="T130">ajem</text:span></text:p>
      <text:p text:style-name="P65"><text:span text:style-name="T75">(</text:span><text:span text:style-name="T76">4</text:span><text:span text:style-name="T75">_</text:span><text:span text:style-name="T76">1</text:span><text:span text:style-name="T75">_</text:span><text:span text:style-name="T76">accessing</text:span><text:span text:style-name="T75">_</text:span><text:span text:style-name="T76">TOC</text:span><text:span text:style-name="T75">_</text:span><text:span text:style-name="T76">QgsProject_</text:span><text:span text:style-name="T77">class</text:span><text:span text:style-name="T75">.py)</text:span></text:p>
      <text:p text:style-name="P45">Pristupa legendi/<text:span text:style-name="T22"> </text:span><text:span text:style-name="T35">legend widget/ table of content/ </text:span>tabeli sa sadržajem lejera i štampa nazive svih lejera, koji se trenutno koriste u projektu. Opciono se može izvršiti selekcija određenog lejera pomoću metode mapLayersByName od QgsProject klase.</text:p>
      <text:p text:style-name="P45"><text:soft-page-break/></text:p>
      <text:p text:style-name="P45"><text:span text:style-name="T45">4_2_Manipulisanje legendom</text:span></text:p>
      <text:p text:style-name="P66"><text:span text:style-name="T75">(</text:span><text:span text:style-name="T76">4</text:span><text:span text:style-name="T75">_</text:span><text:span text:style-name="T76">1</text:span><text:span text:style-name="T75">_</text:span><text:span text:style-name="T76">accessing</text:span><text:span text:style-name="T75">_</text:span><text:span text:style-name="T76">TOC</text:span><text:span text:style-name="T75">_</text:span><text:span text:style-name="T76">Qgs</text:span><text:span text:style-name="T77">LazerTreeGroup_class</text:span><text:span text:style-name="T75">.py)</text:span></text:p>
      <text:p text:style-name="P45">Omogućava pristup korenu (root-u) u legendi i njegovoj deci (chlidren), stovremeno omogućava pristup lejerima na osnovnu njihovog unikatnog ID-ja i štampa listu svih lejera koji su trenutno aktivni (štiklirani) u projektu.</text:p>
      <text:p text:style-name="P45"><text:span text:style-name="T36">Druga skipta p</text:span>ristupa korenu u legendi, kreira privremeni lejer i stavlja ga na poslednju poziciju u legendi (moguć izbor tačne pozicije). Štampa čvor lejera i naziv lejera koji je izabran (neophodno definisati za koji lejer se želi štampanje čvora i naziva). Dodaje grupu i podgrupu prethodno definisanoj grupi u legendu. Menja pozicije čvorova i grupa na vrh tabele.</text:p>
      <text:p text:style-name="P16"><text:span text:style-name="T36">Treća skripta p</text:span>ristupa korenu u legendi, provera da li se lejer nalazi u nekoj grupi i pomera lejer na vrh legende (moguće definisati neku drugu poziciju). Kreira novu grupu i prebacuje određeni lejer u nju. Neophodno definisati koji lejer treba da se pomeri i naziv novonastale grupe. Opcionalno, može se iskoristiti za menjanje naziva grupe, naziva lejera, uključivanja ili isključivanja vidljivosti lejera i grupa u projektu.</text:p>
      <text:p text:style-name="P45"><text:span text:style-name="T45"/></text:p>
      <text:p text:style-name="P42"><text:a xlink:type="simple" xlink:href="https://docs.qgis.org/3.22/en/docs/pyqgis_developer_cookbook/raster.html" text:style-name="Internet_20_link" text:visited-style-name="Visited_20_Internet_20_Link"><text:span text:style-name="T138">5. Using Raster Layers — QGIS Documentation documentation</text:span></text:a><text:span text:style-name="T138"> </text:span></text:p>
      <text:p text:style-name="P45"><text:span text:style-name="T45"/></text:p>
      <text:p text:style-name="P45"><text:span text:style-name="T45">5_1_Raster detalji</text:span></text:p>
      <text:p text:style-name="P67"><text:span text:style-name="T75">(</text:span><text:span text:style-name="T78">5</text:span><text:span text:style-name="T75">_</text:span><text:span text:style-name="T76">1</text:span><text:span text:style-name="T75">_</text:span><text:span text:style-name="T78">using</text:span><text:span text:style-name="T75">_</text:span><text:span text:style-name="T78">raster</text:span><text:span text:style-name="T75">_</text:span><text:span text:style-name="T78">layers_details</text:span><text:span text:style-name="T75">.py)</text:span></text:p>
      <text:p text:style-name="P45">Pristupa izabranom rasterskom lejeru i štampa rezoluciju njegovih piksela, x i y koordinate kao stringove, štampa tip rastera (0 = grayscale (1 kanal), 1 = paleta (1 kanal), 2 = vise kanala (multiband)), štampa broj kanala od kojih se raster sastoji, štampa naziv prvog spektralnog kanala (moguće izabrati druge kanale) i vraća metapodatke od rastera.</text:p>
      <text:p text:style-name="P45"><text:span text:style-name="T45"/></text:p>
      <text:p text:style-name="P45"><text:span text:style-name="T45">5_2_Raster boje</text:span></text:p>
      <text:p text:style-name="P67"><text:span text:style-name="T75">(</text:span><text:span text:style-name="T78">5</text:span><text:span text:style-name="T75">_</text:span><text:span text:style-name="T76">1</text:span><text:span text:style-name="T75">_</text:span><text:span text:style-name="T78">using</text:span><text:span text:style-name="T75">_</text:span><text:span text:style-name="T78">raster</text:span><text:span text:style-name="T75">_</text:span><text:span text:style-name="T78">layers_renderer</text:span><text:span text:style-name="T75">.py)</text:span></text:p>
      <text:p text:style-name="P45">Pristupa izabranom rasterskom lejeru, kreira zeleno-žutu skalu boja za dati lejer (mora biti izabran raster sa jednim kanalom (npr. digitalni model visina)) i boji izabrani lejer. <text:span text:style-name="T37">Dodavanje senki (kreiranje shrader-a).</text:span></text:p>
      <text:p text:style-name="P45"><text:span text:style-name="T23"/></text:p>
      <text:p text:style-name="P42"><text:a xlink:type="simple" xlink:href="https://docs.qgis.org/3.22/en/docs/pyqgis_developer_cookbook/vector.html#" text:style-name="Internet_20_link" text:visited-style-name="Visited_20_Internet_20_Link">6. Using Vector Layers — QGIS Documentation documentation</text:a><text:span text:style-name="T41"> </text:span></text:p>
      <text:p text:style-name="P52"><text:span text:style-name="T40"/></text:p>
      <text:p text:style-name="P54"><text:span text:style-name="T45">6_1_Informacije o vektorima i iteracija nad featurima i atributima</text:span></text:p>
      <text:p text:style-name="P67"><text:span text:style-name="T75">(</text:span><text:span text:style-name="T78">6</text:span><text:span text:style-name="T75">_</text:span><text:span text:style-name="T76">1</text:span><text:span text:style-name="T75">_</text:span><text:span text:style-name="T79">information_about_attributes_and_iterating_over_vector</text:span><text:span text:style-name="T75">_</text:span><text:span text:style-name="T78">layer</text:span><text:span text:style-name="T75">.py)</text:span></text:p>
      <text:p text:style-name="P45">Učitava vektorski lejer u projekat pomoću QgsVectorLayer, pristupa i štampa atribute lejera i njihove tipove. Štampa entitet (feature) lejera, koji je trenutno označen u legendi, zajedno sa njegovom geometrijom i atributima. Moguće je štampati date informacije za svaki entitet lejera (nije preporučljivo za lejere sa velikim brojem entiteta, može dovesti do pucanja programa).</text:p>
      <text:p text:style-name="P45"/>
      <text:p text:style-name="P45"><text:span text:style-name="T45">6_2_Selektovanje featurea od vektora</text:span></text:p>
      <text:p text:style-name="P68"><text:span text:style-name="T75">(</text:span><text:span text:style-name="T78">6</text:span><text:span text:style-name="T75">_</text:span><text:span text:style-name="T79">2</text:span><text:span text:style-name="T75">_</text:span><text:span text:style-name="T79">selecting</text:span><text:span text:style-name="T75">_</text:span><text:span text:style-name="T79">features</text:span><text:span text:style-name="T75">.py)</text:span></text:p>
      <text:p text:style-name="P68"><text:soft-page-break/><text:span text:style-name="T131">Selektuje sve</text:span><text:span text:style-name="T64"> </text:span><text:span text:style-name="T67">featuree</text:span><text:span text:style-name="T64"> </text:span><text:span text:style-name="T131">od izabranog lejera (neophodno da lejer bude obeležen u legendi). Selektuje </text:span><text:span text:style-name="T67">feature </text:span><text:span text:style-name="T131">lejera na osnovu odgovarajućeg izraza. </text:span></text:p>
      <text:p text:style-name="P69"><text:span text:style-name="T131">Menja boju selektovanih lejera (default boja je žuta) </text:span><text:span text:style-name="T67">u crvenu.</text:span></text:p>
      <text:p text:style-name="P69"><text:span text:style-name="T131">Opcionalno, brise selektovane entitete, uklanja prethodno izvršenu selekciju nad lejerom. </text:span></text:p>
      <text:p text:style-name="P69"><text:span text:style-name="T131">Štampa naziv atributa, na osnovu njegovog imena ili indeksa. Štampa da li </text:span><text:span text:style-name="T67">je broj stanovnika veći ili manji od 250000</text:span><text:span text:style-name="T131">. Moguće je izmeniti i prilagoditi izraz za različite lejere.</text:span></text:p>
      <text:p text:style-name="P45"><text:span text:style-name="T45"/></text:p>
      <text:p text:style-name="P45"><text:span text:style-name="T45">6_3_Iteracija nad podgrupama featurea</text:span></text:p>
      <text:p text:style-name="P70"><text:span text:style-name="T75">(</text:span><text:span text:style-name="T78">6</text:span><text:span text:style-name="T75">_</text:span><text:span text:style-name="T80">3</text:span><text:span text:style-name="T75">_</text:span><text:span text:style-name="T80">iterating_over_</text:span><text:span text:style-name="T79">select</text:span><text:span text:style-name="T80">ed</text:span><text:span text:style-name="T75">_</text:span><text:span text:style-name="T79">features</text:span><text:span text:style-name="T75">.py)</text:span></text:p>
      <text:p text:style-name="P45">Vrši iteraciju nad podskupom entiteta, na osnovu prethodno definisanog prostora (u ovom slučaju pravougaonik). Moguće je uspostaviti granicu, odnosno nad kojim brojem entiteta želimo da iteracija bude izvršena. Vrši iteraciju iteraciju nad entitetima lejera, osnovu određenog atributa lejera i na osnovu određenog izraza. Vrši iteraciju nad entitetima lejera i štampa njihov naziv i njihove površine.</text:p>
      <text:p text:style-name="P45"><text:span text:style-name="T29"/></text:p>
      <text:p text:style-name="P45"><text:span text:style-name="T29">6_4_</text:span><text:span text:style-name="T30">1_</text:span><text:span text:style-name="T29">Modifikovanje vektora</text:span></text:p>
      <text:p text:style-name="P71"><text:span text:style-name="T75">(</text:span><text:span text:style-name="T78">6</text:span><text:span text:style-name="T75">_</text:span><text:span text:style-name="T81">4_1</text:span><text:span text:style-name="T75">_</text:span><text:span text:style-name="T81">i_2_modyfying_vector_layers</text:span><text:span text:style-name="T75">.py)</text:span></text:p>
      <text:p text:style-name="P71"><text:span text:style-name="T131">Uzima selektovani lejer i proverava da li taj lejer podržava dodavanje atributnih polja. Štampa sve funkcije koje lejer sadrži. Dodaje </text:span><text:span text:style-name="T68">featurea</text:span><text:span text:style-name="T131"> izabranom lejeru. Opcionalno, briše </text:span><text:span text:style-name="T68">ffeature</text:span><text:span text:style-name="T131"> na osnovu njihovog indeksa </text:span><text:span text:style-name="T68">po redovima (broji se od 0 do broj manje koji se prikazuje). </text:span></text:p>
      <text:p text:style-name="P45"/>
      <text:p text:style-name="P71"><text:span text:style-name="T70">6_4_</text:span><text:span text:style-name="T72">3_</text:span><text:span text:style-name="T70">Modifikovanje vektora </text:span><text:span text:style-name="T72">modifikacijom featurea</text:span></text:p>
      <text:p text:style-name="P71"><text:span text:style-name="T75">(</text:span><text:span text:style-name="T78">6</text:span><text:span text:style-name="T75">_</text:span><text:span text:style-name="T81">4_3_modyfying_vector_layers_modify_features</text:span><text:span text:style-name="T75">.py)</text:span></text:p>
      <text:p text:style-name="P46">U selektovan<text:span text:style-name="T39">om</text:span> lejer<text:span text:style-name="T39">u u atributnoj tabeli menja broj fid-a i ime kao i geometriju. Ukoliko se rezultati ne pojavi na gui potrebno je osvežiti.</text:span><text:span text:style-name="T38"> </text:span></text:p>
      <text:p text:style-name="P45"/>
      <text:p text:style-name="P64"><text:span text:style-name="T130">6_4_4_Modifikovanje vektora pomo</text:span><text:span text:style-name="T73">ć</text:span><text:span text:style-name="T130">u editing buffera</text:span></text:p>
      <text:p text:style-name="P72"><text:span text:style-name="T75">(</text:span><text:span text:style-name="T78">6</text:span><text:span text:style-name="T75">_</text:span><text:span text:style-name="T81">4_</text:span><text:span text:style-name="T82">4</text:span><text:span text:style-name="T81">_modyfying_vector_layers_</text:span><text:span text:style-name="T82">editing</text:span><text:span text:style-name="T81">_</text:span><text:span text:style-name="T82">buffer</text:span><text:span text:style-name="T75">.py)</text:span></text:p>
      <text:p text:style-name="P45">Omogucuje dodavanje ili brisanje entiteta. Postavlja nove x,y koordinate Izabranom entitetu. Ažurira atributno polje od entiteta preko njegovog indeksa u lejeru. Opcionalno dodaje novi atribut izabranom lejeru. Neophodno je selektovati lejer u legendi.</text:p>
      <text:p text:style-name="P45"/>
      <text:p text:style-name="P45"><text:span text:style-name="T45">6_4_5_Dodavanje i brisanje atributa</text:span></text:p>
      <text:p text:style-name="P73"><text:span text:style-name="T75">(</text:span><text:span text:style-name="T78">6</text:span><text:span text:style-name="T75">_</text:span><text:span text:style-name="T81">4_</text:span><text:span text:style-name="T83">5</text:span><text:span text:style-name="T81">_</text:span><text:span text:style-name="T83">adding</text:span><text:span text:style-name="T81">_</text:span><text:span text:style-name="T83">and</text:span><text:span text:style-name="T81">_</text:span><text:span text:style-name="T84">removing</text:span><text:span text:style-name="T81">_</text:span><text:span text:style-name="T84">fields</text:span><text:span text:style-name="T75">.py)</text:span></text:p>
      <text:p text:style-name="P45">Dodaje atribut selektovanom lejeru, korišćenjem AddAttribute metode QgsVectorDataProvider klase. Opcionalno, briše atribut na osnovu njegovog indeksa. Štampa atribute koji su trenutno dodeljeni lejeru, kako bi se lakše korisniku olakšao izbor atributa koji želi da menja/obriše. Štampa ukupan broj atributa koji su dodeljeni lejeru. Briše jedan ili više atributa na osnovu njihovog indeksa u lejeru. Ukoliko se radi o više atributa, neophodno je kreirati listu, koja sadrži indekse. Štampa atribute koji su dodeljeni lejeru nakon manipulacije nad njima.</text:p>
      <text:p text:style-name="P45"/>
      <text:p text:style-name="P45"><text:span text:style-name="T45">6_5_Prostorni indeks</text:span></text:p>
      <text:p text:style-name="P73"><text:soft-page-break/><text:span text:style-name="T75">(</text:span><text:span text:style-name="T78">6</text:span><text:span text:style-name="T75">_</text:span><text:span text:style-name="T83">5</text:span><text:span text:style-name="T81">_</text:span><text:span text:style-name="T83">spatial_index</text:span><text:span text:style-name="T75">.py)</text:span></text:p>
      <text:p text:style-name="P45">Kreira prostorni indeks za selektovani lejer. Štampa listu sa FID-ovima 5 najbližih entiteta, na osnovu prethodno unetih x,y koordinata od određene tačke. Štampa listu sa FID-ovima entiteta koji seku pravougaonik, na osnovu njegovih x,y koordinata.</text:p>
      <text:p text:style-name="P45"/>
      <text:p text:style-name="P45"><text:span text:style-name="T45">6_6_QgsVectorLayerUtils klasa</text:span></text:p>
      <text:p text:style-name="P74"><text:span text:style-name="T75">(</text:span><text:span text:style-name="T78">6</text:span><text:span text:style-name="T75">_</text:span><text:span text:style-name="T84">6</text:span><text:span text:style-name="T81">_QgsVectorLayerUtils_</text:span><text:span text:style-name="T84">class</text:span><text:span text:style-name="T75">.py)</text:span></text:p>
      <text:p text:style-name="P45">Štampa vrednosti entiteta određenog lejera na osnovu njegovog atributa ili izraza, korišćenjem getValues metode od QgsVectorLayerUtils klase.</text:p>
      <text:p text:style-name="P15"/>
      <text:p text:style-name="P64"><text:span text:style-name="T130">6_7_1_Kreiranje vektora pomo</text:span><text:span text:style-name="T74">ć</text:span><text:span text:style-name="T130">u QgsVectorFileWriter klase</text:span></text:p>
      <text:p text:style-name="P75"><text:span text:style-name="T75">(</text:span><text:span text:style-name="T78">6</text:span><text:span text:style-name="T75">_</text:span><text:span text:style-name="T85">7</text:span><text:span text:style-name="T81">_</text:span><text:span text:style-name="T85">1_creating_vector_layer_</text:span><text:span text:style-name="T81">QgsVector</text:span><text:span text:style-name="T85">FileWriter</text:span><text:span text:style-name="T81">_</text:span><text:span text:style-name="T85">k</text:span><text:span text:style-name="T84">las</text:span><text:span text:style-name="T85">e</text:span><text:span text:style-name="T75">.py)</text:span></text:p>
      <text:p text:style-name="P64"><text:span text:style-name="T131">Kreira privremen</text:span><text:span text:style-name="T69">e</text:span><text:span text:style-name="T131"> vektorsk</text:span><text:span text:style-name="T69">e </text:span><text:span text:style-name="T131">lejer</text:span><text:span text:style-name="T69">e</text:span><text:span text:style-name="T131"> u geopackag i shapefile formatu i štampa da li su lejeri uspešno kreirani ili ne.</text:span></text:p>
      <text:p text:style-name="P45"/>
      <text:p text:style-name="P45"><text:span text:style-name="T45">6_7_2_Kreiranje vektora direktno iz feature</text:span></text:p>
      <text:p text:style-name="P76"><text:span text:style-name="T75">(</text:span><text:span text:style-name="T78">6</text:span><text:span text:style-name="T75">_</text:span><text:span text:style-name="T85">7</text:span><text:span text:style-name="T81">_</text:span><text:span text:style-name="T86">2</text:span><text:span text:style-name="T85">_creating_vector_</text:span><text:span text:style-name="T86">directly</text:span><text:span text:style-name="T85">_</text:span><text:span text:style-name="T86">from</text:span><text:span text:style-name="T81">_</text:span><text:span text:style-name="T86">feature</text:span><text:span text:style-name="T75">.py)</text:span></text:p>
      <text:p text:style-name="P45">Kreira prvenstveno atribute za lejer, zatim kreira shapefile vektorski lejer, nakon čega mu se dodaju geometrija i atributi po želji.</text:p>
      <text:p text:style-name="P45"/>
      <text:p text:style-name="P45"><text:span text:style-name="T45">6_7_3_Kreiranje </text:span><text:span text:style-name="T31">privremenih lejera pomoću </text:span><text:span text:style-name="T45">QgsVectorLayer </text:span><text:span text:style-name="T31">klase</text:span></text:p>
      <text:p text:style-name="P76"><text:span text:style-name="T75">(</text:span><text:span text:style-name="T78">6</text:span><text:span text:style-name="T75">_</text:span><text:span text:style-name="T85">7</text:span><text:span text:style-name="T81">_</text:span><text:span text:style-name="T86">3</text:span><text:span text:style-name="T85">_creating_vector_layer_</text:span><text:span text:style-name="T81">QgsVector</text:span><text:span text:style-name="T86">Layer</text:span><text:span text:style-name="T81">_</text:span><text:span text:style-name="T85">k</text:span><text:span text:style-name="T84">las</text:span><text:span text:style-name="T85">e</text:span><text:span text:style-name="T75">.py)</text:span></text:p>
      <text:p text:style-name="P47">Kreira privremeni lejer, korišćenjem QgsVectorLayer klase i dodaje mu proizvoljne atribute (moguća izmena atributa). Dodaje entitet lejeru, zajedno sa njegovom geometrijom i vrednostima atributa. Ažurira obim lejera, pošto se promene nastale u provajderu ne odražavaju direktno na sam lejer u projektu. <text:s/>Štampa ukupan broj atributa koje lejer sadrži, broj entiteta i obim samog lejera (x,y koordinate). Vrši iteraciju nad lejerima i štampa FID entiteta, njegove atribute i geometriju. </text:p>
      <text:p text:style-name="P47"><text:span text:style-name="T45"/></text:p>
      <text:p text:style-name="P47"><text:span text:style-name="T29">6_8_1_</text:span><text:span text:style-name="T32">Jednostavna simbologija </text:span></text:p>
      <text:p text:style-name="P23"><text:span text:style-name="T108">(</text:span><text:span text:style-name="T109">6</text:span><text:span text:style-name="T108">_</text:span><text:span text:style-name="T110">8</text:span><text:span text:style-name="T111">_</text:span><text:span text:style-name="T110">1</text:span><text:span text:style-name="T112">_</text:span><text:span text:style-name="T113">singl</text:span><text:span text:style-name="T112">_</text:span><text:span text:style-name="T113">simbol</text:span><text:span text:style-name="T112">_</text:span><text:span text:style-name="T113">renderer</text:span><text:span text:style-name="T108">.py)</text:span></text:p>
      <text:p text:style-name="P24"><text:span text:style-name="T132">Štampa trenutni tip rendera (način na koji je lejer prikazan na platnu mape) od selektovanog lejera. Menja simbol izabranog lejera u </text:span><text:span text:style-name="T97">svetloyeleni trougao</text:span><text:span text:style-name="T132"> (moguće promeniti simbol i boju). Štampa sve karakteristike prvog simbola lejera koji smo kreirali. Menja veličinu simbola i menja njegov izgled u </text:span><text:span text:style-name="T97">kvadrat</text:span><text:span text:style-name="T132">, umesto trougao (boja ostaje ista).</text:span></text:p>
      <text:p text:style-name="P45"/>
      <text:p text:style-name="P39"><text:span text:style-name="T45">6_8_2_Kategorizovan</text:span><text:span text:style-name="T46">a simbologija</text:span></text:p>
      <text:p text:style-name="P25"><text:span text:style-name="T108">(</text:span><text:span text:style-name="T109">6</text:span><text:span text:style-name="T108">_</text:span><text:span text:style-name="T110">8</text:span><text:span text:style-name="T111">_</text:span><text:span text:style-name="T113">2</text:span><text:span text:style-name="T112">_</text:span><text:span text:style-name="T113">categorized_symbol</text:span><text:span text:style-name="T112">_</text:span><text:span text:style-name="T113">renderer</text:span><text:span text:style-name="T108">.py)</text:span></text:p>
      <text:p text:style-name="P21"><text:span text:style-name="T132">Kreira kategorizovani simbol renderer, sastojan od 3 različite kategorije, korišćenjem QgsCategorizedSymbolRenderer(). Prva kategorija predstavlja </text:span><text:span text:style-name="T98">dijamant</text:span><text:span text:style-name="T132">; druga kategorija predstavlja </text:span><text:span text:style-name="T98">kvadrat</text:span><text:span text:style-name="T132">; treća kategorija predstavlja </text:span><text:span text:style-name="T98">trougao</text:span><text:span text:style-name="T132">. Štampa vrednost svake kategorije pojedinačno, njihovih labela i simbola. Izvržava menjanje simbola selektovanog lejera, pomoću prethodno kreiranog renderera.</text:span></text:p>
      <text:p text:style-name="P40"><text:soft-page-break/><text:span text:style-name="T45">6_8_4_Rad sa simbolima</text:span></text:p>
      <text:p text:style-name="P26"><text:span text:style-name="T108">(</text:span><text:span text:style-name="T109">6</text:span><text:span text:style-name="T108">_</text:span><text:span text:style-name="T110">8</text:span><text:span text:style-name="T111">_</text:span><text:span text:style-name="T114">4</text:span><text:span text:style-name="T112">_</text:span><text:span text:style-name="T114">working</text:span><text:span text:style-name="T113">_</text:span><text:span text:style-name="T114">with</text:span><text:span text:style-name="T112">_</text:span><text:span text:style-name="T114">symbols</text:span><text:span text:style-name="T108">.py)</text:span></text:p>
      <text:p text:style-name="P78"><text:span text:style-name="T115">Za predstavljanje simbola, štampa koje sve tipove simbol lejera možemo da kreiramo za datu klasu simbola. QgisSymbol base class definiše popsebnim klasama za svaku vrstu featurea. </text:span></text:p>
      <text:p text:style-name="P28"><text:span text:style-name="T115">O</text:span><text:span text:style-name="T118">ve skripte </text:span><text:span text:style-name="T117">vraćaju</text:span><text:span text:style-name="T118"> grešaka. </text:span></text:p>
      <text:p text:style-name="P41"><text:span text:style-name="T45"/></text:p>
      <text:p text:style-name="P39"><text:span text:style-name="T45">6_8_4_1_Rad sa </text:span><text:span text:style-name="T47">lejerima </text:span><text:span text:style-name="T45">simbola</text:span></text:p>
      <text:p text:style-name="P26"><text:span text:style-name="T108">(</text:span><text:span text:style-name="T109">6</text:span><text:span text:style-name="T108">_</text:span><text:span text:style-name="T110">8</text:span><text:span text:style-name="T111">_</text:span><text:span text:style-name="T116">4</text:span><text:span text:style-name="T112">_</text:span><text:span text:style-name="T116">1_working</text:span><text:span text:style-name="T113">_</text:span><text:span text:style-name="T116">with_</text:span><text:span text:style-name="T113">symbol</text:span><text:span text:style-name="T112">_</text:span><text:span text:style-name="T116">layer</text:span><text:span text:style-name="T108">.py)</text:span></text:p>
      <text:p text:style-name="P15">Štampa sve tipove ugrađenih simbol lejera i osobine QgsMarkerSymbol klase.</text:p>
      <text:p text:style-name="P14">Ove skripte nemaju odgovor.</text:p>
      <text:p text:style-name="P14"/>
      <text:p text:style-name="P45"><text:span text:style-name="T45">6_8_4_2_Kreiranje simbol lejera</text:span></text:p>
      <text:p text:style-name="P27"><text:span text:style-name="T108">(</text:span><text:span text:style-name="T109">6</text:span><text:span text:style-name="T108">_</text:span><text:span text:style-name="T110">8</text:span><text:span text:style-name="T111">_</text:span><text:span text:style-name="T116">4</text:span><text:span text:style-name="T112">_</text:span><text:span text:style-name="T116">2_creating</text:span><text:span text:style-name="T113">_</text:span><text:span text:style-name="T116">custom_</text:span><text:span text:style-name="T113">symbol</text:span><text:span text:style-name="T112">_</text:span><text:span text:style-name="T116">layer_types</text:span><text:span text:style-name="T108">.py)</text:span></text:p>
      <text:p text:style-name="P81">Kreira novi simbol lejer, pomocu kreiranja nove klase koja nasledjuje QgsMarkerSymbolLayer klasu. Novi simbol je predstavljen u vidu kruga. Kreira opciju u QGIS grafičkom interfejsu, da se pored postojećih, ugrađenih opcija za izbor simbola lejera, ubaci i novokreirani simbol lejer.</text:p>
      <text:p text:style-name="P11"><text:span text:style-name="T99">Ove skripte vraćaju grešku.</text:span></text:p>
      <text:p text:style-name="P11"><text:span text:style-name="T99"/></text:p>
      <text:p text:style-name="P39"><text:span text:style-name="T45">6_8_</text:span><text:span text:style-name="T48">5</text:span><text:span text:style-name="T45">_Kreiranje renderera</text:span></text:p>
      <text:p text:style-name="P29"><text:span text:style-name="T108">(</text:span><text:span text:style-name="T109">6</text:span><text:span text:style-name="T108">_</text:span><text:span text:style-name="T110">8</text:span><text:span text:style-name="T111">_</text:span><text:span text:style-name="T119">5</text:span><text:span text:style-name="T112">_</text:span><text:span text:style-name="T116">creating</text:span><text:span text:style-name="T113">_</text:span><text:span text:style-name="T116">custom_</text:span><text:span text:style-name="T119">renderers</text:span><text:span text:style-name="T108">.py)</text:span></text:p>
      <text:p text:style-name="P45">Kreira novi renderer, koji nasumično bira boje za različite vrednosti atributa i boji entitete lejera na osnovu tih vrednosti, pomoću nove klase koja nasleđuje QgsFeatureRenderer klasu. Kreira opciju u QGIS grafičkom interfejsu, da se pored postojećih, ugrađenih opcija za izbor različitih tipova renderera, ubaci i izabere novokreirani renderer.</text:p>
      <text:p text:style-name="P45"><text:span text:style-name="T45"/></text:p>
      <text:p text:style-name="P56"><text:a xlink:type="simple" xlink:href="https://docs.qgis.org/3.22/en/docs/pyqgis_developer_cookbook/geometry.html#" text:style-name="Internet_20_link" text:visited-style-name="Visited_20_Internet_20_Link">7. Geometry Handling — QGIS Documentation documentation</text:a><text:span text:style-name="T33"> </text:span></text:p>
      <text:p text:style-name="P53"/>
      <text:p text:style-name="P45"><text:span text:style-name="T45">7_1_Kreiranje geometrije</text:span></text:p>
      <text:p text:style-name="P30"><text:span text:style-name="T108">(</text:span><text:span text:style-name="T120">7</text:span><text:span text:style-name="T108">_</text:span><text:span text:style-name="T120">1</text:span><text:span text:style-name="T116">_</text:span><text:span text:style-name="T120">geometry_construction</text:span><text:span text:style-name="T108">.py)</text:span></text:p>
      <text:p text:style-name="P45">Kreira tačku, liniju i poligon na osnovu unetih x,y koordinata. Moguće kreirati na različite načine: pomoću fromPointXy metode QgsGeometry klase ili pomoću fromWkt metode.</text:p>
      <text:p text:style-name="P45"/>
      <text:p text:style-name="P45"><text:span text:style-name="T45">7_2_Pristup geometriji</text:span></text:p>
      <text:p text:style-name="P31"><text:span text:style-name="T108">(</text:span><text:span text:style-name="T120">7</text:span><text:span text:style-name="T108">_</text:span><text:span text:style-name="T121">2</text:span><text:span text:style-name="T116">_</text:span><text:span text:style-name="T121">access</text:span><text:span text:style-name="T120">_</text:span><text:span text:style-name="T121">to_geometry</text:span><text:span text:style-name="T108">.py)</text:span></text:p>
      <text:p text:style-name="P45">Kreira tačku, liniju i poligon i proverava koji su tipovi geometrije. Proverava da li se geometrija sastoji iz više delova ili ne. Štampa geometriju lejera i x,y koordinate svakog njegovog entiteta. Vrši transformaciju entiteta iz jednog koordinatnog sistema u drugi i štampa nove x,y koordinate.</text:p>
      <text:p text:style-name="P45"/>
      <text:p text:style-name="P45"><text:span text:style-name="T45">7_3_Operacije_nad geometrijom </text:span></text:p>
      <text:p text:style-name="P32"><text:span text:style-name="T108">(</text:span><text:span text:style-name="T120">7</text:span><text:span text:style-name="T108">_</text:span><text:span text:style-name="T122">3</text:span><text:span text:style-name="T116">_</text:span><text:span text:style-name="T120">geometry_</text:span><text:span text:style-name="T122">predicates_and_operations</text:span><text:span text:style-name="T108">.py)</text:span></text:p>
      <text:p text:style-name="P21"><text:span text:style-name="T132">Filtrira </text:span><text:span text:style-name="T100">featuree</text:span><text:span text:style-name="T132">, čiji naziv počinje sa </text:span><text:span text:style-name="T100">definisanim slovom u aktivnom </text:span><text:span text:style-name="T132">lejer</text:span><text:span text:style-name="T100">u</text:span><text:span text:style-name="T132"> i selektuje te entitete kao individualne (izraz se može prilagoditi za različite lejere). Vrši iteraciju nad entitetima izabranog lejera i štampa njihovu površinu u kvadratnim kilometrima i njihovu dužinu granica u kilometrima.</text:span></text:p>
      <text:p text:style-name="P56"><text:soft-page-break/><text:a xlink:type="simple" xlink:href="https://docs.qgis.org/3.22/en/docs/pyqgis_developer_cookbook/crs.html" text:style-name="Internet_20_link" text:visited-style-name="Visited_20_Internet_20_Link"><text:span text:style-name="T49">8. Projections Support — QGIS Documentation documentation</text:span></text:a><text:span text:style-name="T49"> </text:span></text:p>
      <text:p text:style-name="P55"><text:span text:style-name="T45"/></text:p>
      <text:p text:style-name="P54"><text:span text:style-name="T45">8_1_Koordinatni sistemi</text:span></text:p>
      <text:p text:style-name="P33"><text:span text:style-name="T108">(</text:span><text:span text:style-name="T123">8</text:span><text:span text:style-name="T108">_</text:span><text:span text:style-name="T123">1</text:span><text:span text:style-name="T116">_</text:span><text:span text:style-name="T124">coordinate</text:span><text:span text:style-name="T120">_</text:span><text:span text:style-name="T124">reference</text:span><text:span text:style-name="T122">_</text:span><text:span text:style-name="T124">systems</text:span><text:span text:style-name="T108">.py)</text:span></text:p>
      <text:p text:style-name="P21"><text:span text:style-name="T132">Proverava da li su koordinatni sistemi, definisani od strane korisnika, </text:span><text:span text:style-name="T101">u skladu sa upitom oko koordinatnog sistema.</text:span><text:span text:style-name="T132">. Proverava da li je koordinatni sistem, koji je izabran u QGIS projektu, ispravan. </text:span><text:span text:style-name="T101">Skripta daje razne upite o specifičnim podacima o koordinatnom sistemu</text:span><text:span text:style-name="T132">, proverava da li je geografski ili projektovani koordinatni sistem i proverava mernu jedinicu koja se koristi za kori</text:span><text:span text:style-name="T101">šć</text:span><text:span text:style-name="T132">eni koordinatni sistem.</text:span></text:p>
      <text:p text:style-name="P45"/>
      <text:p text:style-name="P45"><text:span text:style-name="T45">8_2_Transformisanje koordinatnih sistema</text:span></text:p>
      <text:p text:style-name="P34"><text:span text:style-name="T108">(</text:span><text:span text:style-name="T124">8</text:span><text:span text:style-name="T108">_</text:span><text:span text:style-name="T124">2</text:span><text:span text:style-name="T116">_</text:span><text:span text:style-name="T124">CRS_transformation</text:span><text:span text:style-name="T108">.py)</text:span></text:p>
      <text:p text:style-name="P15">Definiše izvorni koordinatni sistem lejera na osnovu njegovog ESPG koda, zatim definiše koordinatni sistem u koji bismo želeli da transformišemo lejer i njegove entitete. Transformiše proizvoljno definisanu tačku u željeni koordinatni sistem a zatim ga vraća u prethodni koordinatni sistem.</text:p>
      <text:p text:style-name="P15"/>
      <text:p text:style-name="P56"><text:a xlink:type="simple" xlink:href="https://docs.qgis.org/3.22/en/docs/pyqgis_developer_cookbook/canvas.html" text:style-name="Internet_20_link" text:visited-style-name="Visited_20_Internet_20_Link"><text:span text:style-name="T49">9. Using the Map Canvas — QGIS Documentation documentation</text:span></text:a><text:span text:style-name="T49"> </text:span></text:p>
      <text:p text:style-name="P15"/>
      <text:p text:style-name="P17"><text:span text:style-name="T45">9_1_Ugrađivanje platna mape </text:span></text:p>
      <text:p text:style-name="P34"><text:span text:style-name="T108">(</text:span><text:span text:style-name="T124">9</text:span><text:span text:style-name="T108">_</text:span><text:span text:style-name="T124">1</text:span><text:span text:style-name="T116">_</text:span><text:span text:style-name="T126">embeding</text:span><text:span text:style-name="T124">_map_canvas</text:span><text:span text:style-name="T108">.py)</text:span></text:p>
      <text:p text:style-name="P21"><text:span text:style-name="T132">Prikazuje platno mape u novom prozoru, menja njegovu boju u belu i ubacuje selektovani lejer u legendi </text:span><text:span text:style-name="T101">na </text:span><text:span text:style-name="T132">novokreiran</text:span><text:span text:style-name="T101">o radnookruženje (</text:span><text:span text:style-name="T132">platno </text:span><text:span text:style-name="T101">mape), </text:span><text:span text:style-name="T132">namešta veličinu (obim) na osnovu selektovanog lejera. </text:span></text:p>
      <text:p text:style-name="P45"/>
      <text:p text:style-name="P12"><text:span text:style-name="T134">9_</text:span><text:span text:style-name="T91">2</text:span><text:span text:style-name="T134">_</text:span><text:span text:style-name="T92">Dodavanje tačaka, </text:span><text:span text:style-name="T134">linija </text:span><text:span text:style-name="T92">i </text:span><text:span text:style-name="T134">poligon</text:span><text:span text:style-name="T92">a</text:span><text:span text:style-name="T134"> </text:span></text:p>
      <text:p text:style-name="P35"><text:span text:style-name="T108">(</text:span><text:span text:style-name="T124">9</text:span><text:span text:style-name="T108">_</text:span><text:span text:style-name="T127">2</text:span><text:span text:style-name="T116">_</text:span><text:span text:style-name="T124">rubber_bands_map_and_vertex_markers</text:span><text:span text:style-name="T108">.py)</text:span></text:p>
      <text:p text:style-name="P51"><text:span text:style-name="T51">Prikazuje platno mape u novom prozoru, menja njegovu boju u belu i ubacuje selektovani lejer u legendi </text:span><text:span text:style-name="T27">na </text:span><text:span text:style-name="T51">novokreiran</text:span><text:span text:style-name="T27">o radnookruženje (</text:span><text:span text:style-name="T51">platno </text:span><text:span text:style-name="T27">mape), </text:span><text:span text:style-name="T51">namešta veličinu (obim) na osnovu selektovanog lejera. </text:span></text:p>
      <text:p text:style-name="P45"><text:span text:style-name="T45"/></text:p>
      <text:p text:style-name="P45"><text:span text:style-name="T45">9_3_Koriscenje alata sa platnom</text:span></text:p>
      <text:p text:style-name="P35"><text:span text:style-name="T108">(</text:span><text:span text:style-name="T124">9</text:span><text:span text:style-name="T108">_</text:span><text:span text:style-name="T127">3</text:span><text:span text:style-name="T116">_</text:span><text:span text:style-name="T124">using_map_tools_with_canvas</text:span><text:span text:style-name="T108">.py)</text:span></text:p>
      <text:p text:style-name="P81">Kreira novu proizvoljno klasu, koja nasleđuje QMainWindow klasu, koja kada se instancira, kreira novo platne mape, u kom su dodate funkcije kao što su zumiranje i panovanje. Štampa ID entiteta koji smo izabrali u glavnom platu mape.</text:p>
      <text:p text:style-name="P50"><text:span text:style-name="T24">O</text:span><text:span text:style-name="T25">ve skripte </text:span><text:span text:style-name="T26">vraćaju</text:span><text:span text:style-name="T25"> grešaka. </text:span></text:p>
      <text:p text:style-name="P50"><text:span text:style-name="T25"/></text:p>
      <text:p text:style-name="P45"><text:span text:style-name="T45">9_4_Kreiranje proizvoljnih alata</text:span></text:p>
      <text:p text:style-name="P34"><text:span text:style-name="T108">(</text:span><text:span text:style-name="T124">9</text:span><text:span text:style-name="T108">_</text:span><text:span text:style-name="T124">4</text:span><text:span text:style-name="T116">_</text:span><text:span text:style-name="T124">writing</text:span><text:span text:style-name="T120">_</text:span><text:span text:style-name="T124">custom_map</text:span><text:span text:style-name="T108">.py)</text:span></text:p>
      <text:p text:style-name="P81">Kreira alat koji generiše pravougaonik proizvoljno veličine, na osnovu novokreirane proizvoljne klase, koja nasleđuje QgsMapToolEmitPoint klasu, tako što se na glavnom platnu karte nacrta njegov obim.</text:p>
      <text:p text:style-name="P50"><text:span text:style-name="T24">O</text:span><text:span text:style-name="T25">ve skripte </text:span><text:span text:style-name="T26">vraćaju</text:span><text:span text:style-name="T25"> grešaka. </text:span></text:p>
      <text:p text:style-name="P50"><text:soft-page-break/><text:span text:style-name="T25"/></text:p>
      <text:p text:style-name="P45"><text:span text:style-name="T45">9_5_Kreiranje proizvoljnog itema</text:span></text:p>
      <text:p text:style-name="P34"><text:span text:style-name="T108">(</text:span><text:span text:style-name="T124">9</text:span><text:span text:style-name="T108">_</text:span><text:span text:style-name="T124">5</text:span><text:span text:style-name="T116">_</text:span><text:span text:style-name="T124">writing_custom_map_cavas_items</text:span><text:span text:style-name="T108">.py)</text:span></text:p>
      <text:p text:style-name="P15">Kreira crveni krug na glavnom platnu mape, na osnovu novokreirane proizvoljne klase, koja nasleđuje QgsMapCanvasItem klasu. Moguće je menjati veličinu kruga, njegovu poziciju na mapi, promeniti mu boju.</text:p>
      <text:p text:style-name="P50"><text:span text:style-name="T24">O</text:span><text:span text:style-name="T25">ve skripte </text:span><text:span text:style-name="T26">vraćaju</text:span><text:span text:style-name="T25"> grešaka. </text:span></text:p>
      <text:p text:style-name="P50"><text:span text:style-name="T27"/></text:p>
      <text:p text:style-name="P57"><text:a xlink:type="simple" xlink:href="https://docs.qgis.org/3.22/en/docs/pyqgis_developer_cookbook/composer.html" text:style-name="Internet_20_link" text:visited-style-name="Visited_20_Internet_20_Link">10. Map Rendering and Printing — QGIS Documentation documentation</text:a><text:span text:style-name="T33"> </text:span></text:p>
      <text:p text:style-name="P53"/>
      <text:p text:style-name="P21"><text:span text:style-name="T87">10_1</text:span><text:span text:style-name="T93"> i 10_2_</text:span><text:span text:style-name="T87">Jednostavno</text:span><text:span text:style-name="T134"> renderovanje i </text:span><text:span text:style-name="T90">š</text:span><text:span text:style-name="T134">tampanje slike</text:span><text:span text:style-name="T87"> </text:span><text:span text:style-name="T94">i rad sa različitim koordinatnim sistemima</text:span><text:span text:style-name="T87"> </text:span></text:p>
      <text:p text:style-name="P34"><text:span text:style-name="T108">(</text:span><text:span text:style-name="T124">10</text:span><text:span text:style-name="T108">_</text:span><text:span text:style-name="T124">1</text:span><text:span text:style-name="T116">_</text:span><text:span text:style-name="T128">2_</text:span><text:span text:style-name="T124">simple_rendering_different_CRS</text:span><text:span text:style-name="T108">.py)</text:span></text:p>
      <text:p text:style-name="P21"><text:span text:style-name="T132">Kreira mapu koja prikazuje kartu </text:span><text:span text:style-name="T102">vektora</text:span><text:span text:style-name="T132"> kao klasičnu sliku i eksportuje je u prethodno definisan folder (moguć je izbor drugog lejera ili više njih). </text:span></text:p>
      <text:p text:style-name="P45"/>
      <text:p text:style-name="P45"><text:span text:style-name="T45">10_3_Print dizajn</text:span></text:p>
      <text:p text:style-name="P34"><text:span text:style-name="T108">(</text:span><text:span text:style-name="T124">10</text:span><text:span text:style-name="T108">_</text:span><text:span text:style-name="T122">3</text:span><text:span text:style-name="T116">_</text:span><text:span text:style-name="T124">output_using_print_layout</text:span><text:span text:style-name="T108">.py)</text:span></text:p>
      <text:p text:style-name="P15">Kreira proizvoljni dizajn za štampanje karata. Ubacuje elemente kao što su glavno platno mape, legendu, naziv karte, oznaku za sever i razmernik. Opcionalno, moguće je direktno eksportovanje mape u PDF format. </text:p>
      <text:p text:style-name="P13"><text:span text:style-name="T103">Skripta ima grešku ne renderuje mapu i ne daje razmernik i oznaku za sever. </text:span></text:p>
      <text:p text:style-name="P15"/>
      <text:p text:style-name="P57"><text:a xlink:type="simple" xlink:href="https://docs.qgis.org/3.22/en/docs/pyqgis_developer_cookbook/expressions.html" text:style-name="Internet_20_link" text:visited-style-name="Visited_20_Internet_20_Link">11. Expressions, Filtering and Calculating Values — QGIS Documentation documentation</text:a><text:span text:style-name="T33"> </text:span></text:p>
      <text:p text:style-name="P53"/>
      <text:p text:style-name="P21"><text:span text:style-name="T134">11_1_</text:span><text:span text:style-name="T95">J</text:span><text:span text:style-name="T134">ednostavni izrazi</text:span></text:p>
      <text:p text:style-name="P34"><text:span text:style-name="T108">(</text:span><text:span text:style-name="T124">11</text:span><text:span text:style-name="T108">_</text:span><text:span text:style-name="T124">1</text:span><text:span text:style-name="T116">_</text:span><text:span text:style-name="T124">parsing</text:span><text:span text:style-name="T120">_</text:span><text:span text:style-name="T124">expressions</text:span><text:span text:style-name="T108">.py)</text:span></text:p>
      <text:p text:style-name="P21"><text:span text:style-name="T132">Štampa </text:span><text:span text:style-name="T104">jednostavne </text:span><text:span text:style-name="T132">izraz</text:span><text:span text:style-name="T104">e</text:span><text:span text:style-name="T132"> koji se mogu koristiti kao upiti. </text:span></text:p>
      <text:p text:style-name="P45"/>
      <text:p text:style-name="P36"><text:span text:style-name="T134">11_</text:span><text:span text:style-name="T95">2</text:span><text:span text:style-name="T134">_Rastavljanje izraza i jednostavni izrazi</text:span></text:p>
      <text:p text:style-name="P36"><text:span text:style-name="T108">(</text:span><text:span text:style-name="T124">11</text:span><text:span text:style-name="T108">_</text:span><text:span text:style-name="T129">2</text:span><text:span text:style-name="T116">_</text:span><text:span text:style-name="T124">parsing</text:span><text:span text:style-name="T120">_</text:span><text:span text:style-name="T124">expressions</text:span><text:span text:style-name="T108">.py)</text:span></text:p>
      <text:p text:style-name="P79"><text:span text:style-name="T132">Štampa različite tipove izraza koji se mogu koristiti kao upiti, štampa vrednost određenog atributa. Proverava </text:span><text:span text:style-name="T104">vrednost featurea u odnosu na upit</text:span><text:span text:style-name="T132">. </text:span></text:p>
      <text:p text:style-name="P79"><text:span text:style-name="T132">Kreira novi privremeni lejer i štampa broj entiteta u okviru lejera.</text:span><text:span text:style-name="T96"> </text:span></text:p>
      <text:p text:style-name="P79"><text:span text:style-name="T104">Dodatno radi upite nad novim poljima u privremenom lejeru.</text:span></text:p>
      <text:p text:style-name="P83"><text:span text:style-name="T104">P</text:span><text:span text:style-name="T96">oslednja skripta sa upitima u okviru privremenog lejera vraća grešku. </text:span></text:p>
      <text:p text:style-name="P45"/>
      <text:p text:style-name="P48"><text:a xlink:type="simple" xlink:href="https://docs.qgis.org/3.22/en/docs/pyqgis_developer_cookbook/settings.html" text:style-name="Internet_20_link" text:visited-style-name="Visited_20_Internet_20_Link">12. Reading And Storing Settings — QGIS Documentation documentation</text:a><text:span text:style-name="T34"> </text:span></text:p>
      <text:p text:style-name="P45"><text:span text:style-name="T45"/></text:p>
      <text:p text:style-name="P21"><text:span text:style-name="T134">12_</text:span><text:span text:style-name="T90">Č</text:span><text:span text:style-name="T134">uvanje i name</text:span><text:span text:style-name="T90">š</text:span><text:span text:style-name="T134">tanje pode</text:span><text:span text:style-name="T90">š</text:span><text:span text:style-name="T134">avanja</text:span></text:p>
      <text:p text:style-name="P34"><text:span text:style-name="T108">(</text:span><text:span text:style-name="T124">12</text:span><text:span text:style-name="T116">_</text:span><text:span text:style-name="T125">reading</text:span><text:span text:style-name="T120">_</text:span><text:span text:style-name="T125">storing_settings</text:span><text:span text:style-name="T108">.py)</text:span></text:p>
      <text:p text:style-name="P45"><text:soft-page-break/>Definise default vrednosti za određeni plugin, na globalnom nivou (sledeći put kada bude pokrenut bilo koji projekat u QGIS-u, automatski će vrednosti u izabranom pluginu biti izabrane, bez dodatne konfiguracije). Te vrednosti su: tekst, celobrojni broj i realni broj. Moguć je izbor drugih vrednosti. Definise default vrednosti za konkretno izabrani projekat, za razliku od prethodnog dela skripte, koji definise vrednosti na globalnom nivou. Defnise proizvoljnu karakteristiku <text:s/>lejera <text:s/>i štampa tu karakteristiku.</text:p>
      <text:p text:style-name="P45"/>
      <text:p text:style-name="P57"><text:a xlink:type="simple" xlink:href="https://docs.qgis.org/3.22/en/docs/pyqgis_developer_cookbook/communicating.html" text:style-name="Internet_20_link" text:visited-style-name="Visited_20_Internet_20_Link">13. Communicating with the user — QGIS Documentation documentation</text:a><text:span text:style-name="T33"> </text:span></text:p>
      <text:p text:style-name="P45"/>
      <text:p text:style-name="P45"><text:span text:style-name="T45">13_1_Prikazivanje poruka</text:span></text:p>
      <text:p text:style-name="P34"><text:span text:style-name="T108">(</text:span><text:span text:style-name="T125">13</text:span><text:span text:style-name="T108">_</text:span><text:span text:style-name="T125">1</text:span><text:span text:style-name="T116">_</text:span><text:span text:style-name="T125">showing_mesages</text:span><text:span text:style-name="T108">.py)</text:span></text:p>
      <text:p text:style-name="P21"><text:span text:style-name="T132">Izbacuje </text:span><text:span text:style-name="T105">za korisnika personalizovane poruke za </text:span><text:span text:style-name="T132">grešak</text:span><text:span text:style-name="T105">u</text:span><text:span text:style-name="T132">, ukoliko neka komanda ne može da bude izvršena, </text:span><text:span text:style-name="T105">za</text:span><text:span text:style-name="T132"> bugov</text:span><text:span text:style-name="T105">e</text:span><text:span text:style-name="T132"> u pluginu, </text:span><text:span text:style-name="T105">razna o</text:span><text:span text:style-name="T132">baveštenj</text:span><text:span text:style-name="T105">a</text:span><text:span text:style-name="T132">, upozorenj</text:span><text:span text:style-name="T105">a</text:span><text:span text:style-name="T132">, koje štampa</text:span><text:span text:style-name="T105">ju</text:span><text:span text:style-name="T132"> poruku "Lejeri koji nedostaju", zajedno sa dugmetom "Prikaži" (moguće je izmeniti poruku i dugme). Kreira novi prozor za komunikaciju sa korisnikom, koji kada se otvori, prikazuje poruku, čiji sadržaj je naziv projekta.</text:span></text:p>
      <text:p text:style-name="P45"/>
      <text:p text:style-name="P45"><text:span text:style-name="T45">13_2_Prikazivanje napretka</text:span></text:p>
      <text:p text:style-name="P34"><text:span text:style-name="T108">(</text:span><text:span text:style-name="T125">13</text:span><text:span text:style-name="T108">_</text:span><text:span text:style-name="T125">2</text:span><text:span text:style-name="T116">_</text:span><text:span text:style-name="T125">showing</text:span><text:span text:style-name="T120">_</text:span><text:span text:style-name="T122">pr</text:span><text:span text:style-name="T125">ogres</text:span><text:span text:style-name="T108">.py)</text:span></text:p>
      <text:p text:style-name="P45">Štampa <text:span text:style-name="T42">personalizovanu </text:span>poruku zajedno sa barom, u kom je procentualno predstavljen napredak ka izvršavanju određenog zadatka. Prikazuje napredak izvršavanja enumeracije entiteta lejera </text:p>
      <text:p text:style-name="P45"/>
      <text:p text:style-name="P45"><text:span text:style-name="T45">13_3_Korišćenje loga</text:span></text:p>
      <text:p text:style-name="P34"><text:span text:style-name="T108">(</text:span><text:span text:style-name="T125">13</text:span><text:span text:style-name="T108">_</text:span><text:span text:style-name="T122">3</text:span><text:span text:style-name="T116">_</text:span><text:span text:style-name="T125">logging</text:span><text:span text:style-name="T108">.py)</text:span></text:p>
      <text:p text:style-name="P81">Izbacuje različite nivoe poruka (obaveštenje, upozorenje, greška) za određeni plugin u Log Messages Panelu. Kreira tekstualni fajl, u definisanom folderu, u kome se nalaze informacije o prethodno izvršenim komandama i korisnim informacijama za debagovanje programa. Opcionalno, briše log fajl svaki put kada je pokrenuta skripta.</text:p>
      <text:p text:style-name="P80"><text:span text:style-name="T106">Skripta ne izbacuje grešku ali, n</text:span><text:span text:style-name="T107">e primećujem r</text:span><text:span text:style-name="T106">ezultat rada </text:span><text:span text:style-name="T107">ove skripte.</text:span></text:p>
      <text:p text:style-name="P45"/>
      <text:p text:style-name="P57"><text:a xlink:type="simple" xlink:href="https://docs.qgis.org/3.22/en/docs/pyqgis_developer_cookbook/tasks.html" text:style-name="Internet_20_link" text:visited-style-name="Visited_20_Internet_20_Link">15. Tasks - doing heavy work in the background — QGIS Documentation documentation</text:a><text:span text:style-name="T33"> </text:span></text:p>
      <text:p text:style-name="P45"><text:span text:style-name="T45"/></text:p>
      <text:p text:style-name="P45"><text:span text:style-name="T45">15_1_Taskovi uvod</text:span></text:p>
      <text:p text:style-name="P34"><text:span text:style-name="T108">(</text:span><text:span text:style-name="T125">15</text:span><text:span text:style-name="T108">_</text:span><text:span text:style-name="T125">1</text:span><text:span text:style-name="T116">_</text:span><text:span text:style-name="T125">task_introducing</text:span><text:span text:style-name="T108">.py)</text:span></text:p>
      <text:p text:style-name="P45">Prikazuje različite načine kako je moguće kreirati različite vrste taskova: pomoću proizvoljne klase koja nasleđuje QgsTask klasu, kreiranje taska pomoću funkcije i kreiranje taska iz algoritama za obradu (procesiranje).</text:p>
      <text:p text:style-name="P82"><text:span text:style-name="T43">Skripta ne izbacuje grešku ali, n</text:span><text:span text:style-name="T44">e primećujem r</text:span><text:span text:style-name="T43">ezultat rada </text:span><text:span text:style-name="T44">ove skripte.</text:span></text:p>
      <text:p text:style-name="P45"/>
      <text:p text:style-name="P49"><text:span text:style-name="T45">15_2_Kreiranje taskova pomoću funkcija</text:span></text:p>
      <text:p text:style-name="P34"><text:span text:style-name="T108">(</text:span><text:span text:style-name="T125">15</text:span><text:span text:style-name="T108">_</text:span><text:span text:style-name="T125">2</text:span><text:span text:style-name="T116">_</text:span><text:span text:style-name="T125">task_from_function</text:span><text:span text:style-name="T108">.py)</text:span></text:p>
      <text:p text:style-name="P43"><text:span text:style-name="T137">Kreira task pomoću proizvoljne funkcije, koji uzima nasumični celobrojni broj od 0 do 500. Izbacuje broj iteracija koji je bio potreban da bi se obavio postojeći tas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2" svg:font-family="Arial" style:font-family-generic="roman" style:font-pitch="variable"/>
    <style:font-face style:name="Arial CE1" svg:font-family="'Arial C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 CE" svg:font-family="'Palatino Linotype CE'" style:font-family-generic="roman" style:font-pitch="variable"/>
    <style:font-face style:name="Arial1" svg:font-family="Arial" style:font-family-generic="swiss" style:font-pitch="variable"/>
    <style:font-face style:name="Arial CE" svg:font-family="'Arial CE'"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CE2" svg:font-family="'Arial C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r"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sr"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style:tab-stops/>
      </style:paragraph-properties>
      <style:text-properties fo:color="#808080" loext:opacity="100%" fo:font-size="8pt" officeooo:paragraph-rsid="01c8fd77" style:font-size-asian="8pt" style:font-size-complex="8pt"/>
    </style:style>
    <style:style style:name="MT1"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226eec5"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MT2"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0089a07"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MT3"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13fef57"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MT4"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00d4b38"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style style:name="MT5" style:family="text">
      <style:text-properties fo:font-variant="normal" fo:text-transform="none" style:text-outline="false" style:text-line-through-style="none" style:text-line-through-type="none" style:font-name="Arial1" fo:letter-spacing="normal" style:rfc-language-tag="sr-Latn-RS" fo:language="sr" fo:script="Latn" fo:country="RS" fo:font-style="normal" fo:text-shadow="none" style:text-underline-style="none" fo:font-weight="bold" officeooo:rsid="010247c9" fo:background-color="transparent" loext:char-shading-value="0" style:font-name-asian="NSimSun" style:font-style-asian="normal" style:font-weight-asian="bold" style:font-name-complex="Arial" style:font-style-complex="normal" style:font-weight-complex="bold"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h text:style-name="MP1" text:outline-level="2"><text:span text:style-name="MT1">KORISNICKO UPUTSTVO - </text:span><text:span text:style-name="MT2">Projekat P_LEK_N_</text:span><text:span text:style-name="MT3">PP</text:span><text:span text:style-name="MT4">P</text:span><text:span text:style-name="MT5"> </text:span><text:span text:style-name="MT2">– Platforma za obezbeđivanje široke podrške i kontakt tačaka Programa P_LEK_N – promocija lokalnog ekološkog koridora Nadela (PPP) <text:s text:c="100"/></text:span><text:span text:style-name="MT2"><text:page-number text:select-page="current">9</text:page-number></text:span></text:h>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30T14:53:13.952000000</meta:creation-date>
    <meta:generator>LibreOffice/7.0.3.1$Windows_X86_64 LibreOffice_project/d7547858d014d4cf69878db179d326fc3483e082</meta:generator>
    <dc:date>2022-05-03T23:17:18.304000000</dc:date>
    <meta:editing-duration>P1DT20H12M15S</meta:editing-duration>
    <meta:editing-cycles>409</meta:editing-cycles>
    <meta:document-statistic meta:table-count="0" meta:image-count="0" meta:object-count="0" meta:page-count="9" meta:paragraph-count="186" meta:word-count="2283" meta:character-count="18134" meta:non-whitespace-character-count="15871"/>
  </office:meta>
</office:document-meta>
</file>